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B0000002BA52BFB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14pt" fo:font-style="italic" style:font-size-asian="14pt" style:font-style-asian="italic" style:font-size-complex="14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2" style:family="table-cell" style:parent-style-name="Default" style:data-style-name="N37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/>
    </style:style>
    <style:style style:name="ce13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font-name="Arial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ri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ext-properties style:use-window-font-color="true" style:font-name="Arial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ext-properties style:use-window-font-color="true" style:font-name="Arial" fo:font-size="14pt" style:font-size-asian="14pt" style:font-size-complex="14pt"/>
    </style:style>
    <style:style style:name="ce20" style:family="table-cell" style:parent-style-name="Default">
      <style:text-properties style:use-window-font-color="true" style:font-name="Arial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22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26" style:family="table-cell" style:parent-style-name="Default" style:data-style-name="N118">
      <style:table-cell-properties style:text-align-source="value-type" style:repeat-content="false" fo:border="0.0008in solid #000000" style:vertical-align="middle"/>
      <style:paragraph-properties fo:margin-left="0in"/>
      <style:text-properties style:use-window-font-color="true"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>
      <style:table-cell-properties fo:border="none"/>
      <style:text-properties style:use-window-font-color="true" style:font-name="Arial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30" style:family="table-cell" style:parent-style-name="Default" style:data-style-name="N118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/>
    </style:style>
    <style:style style:name="ce33" style:family="table-cell" style:parent-style-name="Default" style:data-style-name="N118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34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fo:color="#0000ff" style:font-name="Lucida Console"/>
    </style:style>
    <style:style style:name="ce35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9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</style:style>
    <style:style style:name="ce40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41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style:font-size-asian="14pt" style:font-size-complex="14pt"/>
    </style:style>
    <style:style style:name="ce43" style:family="table-cell" style:parent-style-name="Default" style:data-style-name="N118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/>
    </style:style>
    <style:style style:name="ce44" style:family="table-cell" style:parent-style-name="Default">
      <style:table-cell-properties fo:border="0.0008in solid #000000"/>
      <style:text-properties fo:color="#0000ff" style:font-name="Lucida Console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ff" style:font-name="Lucida Console"/>
    </style:style>
    <style:style style:name="ce49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0" style:family="table-cell" style:parent-style-name="Default" style:data-style-name="N118">
      <style:text-properties style:use-window-font-color="true" style:font-name="Arial" fo:font-size="8pt" style:font-size-asian="8pt" style:font-size-complex="8pt"/>
    </style:style>
    <style:style style:name="ce51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119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55" style:family="table-cell" style:parent-style-name="Default" style:data-style-name="N118">
      <style:table-cell-properties fo:border="0.0008in solid #000000"/>
      <style:text-properties fo:color="#0000ff" style:font-name="Lucida Console"/>
    </style:style>
    <style:style style:name="ce56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/>
    </style:style>
    <style:style style:name="ce57" style:family="table-cell" style:parent-style-name="Default">
      <style:table-cell-properties fo:border="none"/>
      <style:text-properties style:use-window-font-color="true" style:font-name="Arial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9" style:family="table-cell" style:parent-style-name="Default" style:data-style-name="N118">
      <style:text-properties style:use-window-font-color="true" style:font-name="Arial" fo:font-size="14pt" style:font-size-asian="14pt" style:font-size-complex="14pt"/>
    </style:style>
    <style:style style:name="ce60" style:family="table-cell" style:parent-style-name="Default" style:data-style-name="N118">
      <style:text-properties style:use-window-font-color="true" style:font-name="Arial"/>
    </style:style>
    <style:style style:name="ce61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62" style:family="table-cell" style:parent-style-name="Default" style:data-style-name="N118">
      <style:table-cell-properties fo:border-bottom="none" fo:background-color="transparent" fo:border-left="0.0008in solid #000000" fo:border-right="0.0008in solid #000000" fo:border-top="0.0008in solid #000000"/>
      <style:text-properties style:use-window-font-color="true" style:font-name="Arial" fo:font-size="11pt" style:font-size-asian="11pt" style:font-size-complex="11pt"/>
    </style:style>
    <style:style style:name="ce63" style:family="table-cell" style:parent-style-name="Default" style:data-style-name="N118">
      <style:table-cell-properties fo:background-color="transparent" fo:border="0.0008in solid #000000"/>
      <style:text-properties style:use-window-font-color="true" style:font-name="Arial" fo:font-size="11pt" style:font-size-asian="11pt" style:font-size-complex="11pt"/>
    </style:style>
    <style:style style:name="ce64" style:family="table-cell" style:parent-style-name="Default" style:data-style-name="N118">
      <style:table-cell-properties fo:border-bottom="none" fo:border-left="none" fo:border-right="0.0008in solid #000000" fo:border-top="none"/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5" style:family="table-cell" style:parent-style-name="Default" style:data-style-name="N118">
      <style:table-cell-properties fo:border="none"/>
      <style:text-properties style:use-window-font-color="true" style:font-name="Arial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70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71" style:family="table-cell" style:parent-style-name="Default">
      <style:table-cell-properties fo:border-bottom="none" fo:border-left="0.0008in solid #000000" fo:border-right="none" fo:border-top="none"/>
      <style:text-properties style:use-window-font-color="true" style:font-name="Arial" fo:font-size="10pt" style:font-size-asian="10pt" style:font-size-complex="10pt"/>
    </style:style>
    <style:style style:name="ce7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73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74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75" style:family="table-cell" style:parent-style-name="Default" style:data-style-name="N118">
      <style:text-properties style:use-window-font-color="true" style:font-name="Arial" fo:font-size="11pt" style:font-size-asian="11pt" style:font-size-complex="11pt"/>
    </style:style>
    <style:style style:name="ce76" style:family="table-cell" style:parent-style-name="Default" style:data-style-name="N118">
      <style:text-properties style:use-window-font-color="true" style:font-name="Arial" fo:font-size="10pt" style:font-size-asian="10pt" style:font-size-complex="10pt"/>
    </style:style>
    <style:style style:name="ce77" style:family="table-cell" style:parent-style-name="Default" style:data-style-name="N118">
      <style:table-cell-properties style:text-align-source="fix" style:repeat-content="fals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78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80" style:family="table-cell" style:parent-style-name="Default">
      <style:text-properties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fo:border="0.0008in solid #000000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18"/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fill="none" draw:textarea-horizontal-align="center" draw:textarea-vertical-align="middle"/>
    </style:style>
    <style:style style:name="gr3" style:family="graphic">
      <style:graphic-properties draw:textarea-horizontal-align="center" draw:textarea-vertical-align="middl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</office:automatic-styles>
  <office:body>
    <office:spreadsheet>
      <table:table table:name="CGL_020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60"/>
        <table:table-column table:style-name="co9" table:default-cell-style-name="ce20"/>
        <table:table-column table:style-name="co9" table:number-columns-repeated="2" table:default-cell-style-name="ce60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0" office:value-type="string">
            <text:p>Doc No</text:p>
          </table:table-cell>
          <table:table-cell table:style-name="ce58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0" office:value-type="string">
            <text:p>Rev No</text:p>
          </table:table-cell>
          <table:table-cell table:style-name="ce58" office:value-type="string">
            <text:p>: 03</text:p>
          </table:table-cell>
          <table:table-cell table:style-name="ce67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50" office:value-type="string">
            <text:p>Date of Efectif</text:p>
          </table:table-cell>
          <table:table-cell table:style-name="ce58" office:value-type="string">
            <text:p>: 10 April 2014</text:p>
          </table:table-cell>
          <table:table-cell table:style-name="ce67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9"/>
          <table:table-cell table:number-columns-repeated="1012"/>
        </table:table-row>
        <table:table-row table:style-name="ro1">
          <table:table-cell table:style-name="ce4" office:value-type="string">
            <text:p>DATE : 13 JUNI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1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2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78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3" office:value-type="string">
            <text:p>COATING</text:p>
          </table:table-cell>
          <table:covered-table-cell table:style-name="ce5"/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0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2223">
            <text:p>140512223</text:p>
          </table:table-cell>
          <table:table-cell table:style-name="ce22" office:value-type="float" office:value="350">
            <text:p>350.0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1]*0.05" office:value-type="float" office:value="17.5">
            <text:p>17.500</text:p>
          </table:table-cell>
          <table:table-cell table:style-name="ce75" table:formula="of:=+[.J11]+[.E11]" office:value-type="float" office:value="367.5">
            <text:p>367.5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401225">
            <text:p>140401225</text:p>
          </table:table-cell>
          <table:table-cell table:style-name="ce22" office:value-type="float" office:value="3.65">
            <text:p>3.65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1825">
            <text:p>0.183</text:p>
          </table:table-cell>
          <table:table-cell table:style-name="ce75" table:formula="of:=+[.J12]+[.E12]" office:value-type="float" office:value="3.8325">
            <text:p>3.833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3307">
            <text:p>140513307</text:p>
          </table:table-cell>
          <table:table-cell table:style-name="ce22" office:value-type="float" office:value="4.826">
            <text:p>4.82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3]*0.05" office:value-type="float" office:value="0.2413">
            <text:p>0.241</text:p>
          </table:table-cell>
          <table:table-cell table:style-name="ce75" table:formula="of:=+[.J13]+[.E13]" office:value-type="float" office:value="5.0673">
            <text:p>5.067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2222">
            <text:p>140512222</text:p>
          </table:table-cell>
          <table:table-cell table:style-name="ce43" office:value-type="float" office:value="4.928">
            <text:p>4.92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4]*0.05" office:value-type="float" office:value="0">
            <text:p>0.000</text:p>
          </table:table-cell>
          <table:table-cell table:style-name="ce75" table:formula="of:=+[.J14]+[.G1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3112">
            <text:p>140513112</text:p>
          </table:table-cell>
          <table:table-cell table:style-name="ce43" office:value-type="float" office:value="4.924">
            <text:p>4.92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5]*0.05" office:value-type="float" office:value="0">
            <text:p>0.000</text:p>
          </table:table-cell>
          <table:table-cell table:style-name="ce75" table:formula="of:=+[.J15]+[.G1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2228">
            <text:p>140512228</text:p>
          </table:table-cell>
          <table:table-cell table:style-name="ce43" office:value-type="float" office:value="4.108">
            <text:p>4.10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6]*0.05" office:value-type="float" office:value="0">
            <text:p>0.000</text:p>
          </table:table-cell>
          <table:table-cell table:style-name="ce75" table:formula="of:=+[.J16]+[.G1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3225">
            <text:p>140513225</text:p>
          </table:table-cell>
          <table:table-cell table:style-name="ce43" office:value-type="float" office:value="2.1">
            <text:p>2.1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7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29330">
            <text:p>140529330</text:p>
          </table:table-cell>
          <table:table-cell table:style-name="ce43" office:value-type="float" office:value="4.974">
            <text:p>4.97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8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29229">
            <text:p>140529229</text:p>
          </table:table-cell>
          <table:table-cell table:style-name="ce22" office:value-type="float" office:value="4.91">
            <text:p>4.91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8]*0.05" office:value-type="float" office:value="0">
            <text:p>0.000</text:p>
          </table:table-cell>
          <table:table-cell table:style-name="ce75" table:formula="of:=+[.J19]+[.G1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3118">
            <text:p>140513118</text:p>
          </table:table-cell>
          <table:table-cell table:style-name="ce43" office:value-type="float" office:value="4.564">
            <text:p>4.56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0]*0.05" office:value-type="float" office:value="0">
            <text:p>0.000</text:p>
          </table:table-cell>
          <table:table-cell table:style-name="ce75" table:formula="of:=+[.J20]+[.G2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513219">
            <text:p>140513219</text:p>
          </table:table-cell>
          <table:table-cell table:style-name="ce43" office:value-type="float" office:value="1.6">
            <text:p>1.6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1]*0.05" office:value-type="float" office:value="0">
            <text:p>0.000</text:p>
          </table:table-cell>
          <table:table-cell table:style-name="ce75" table:formula="of:=+[.J21]+[.G2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2]*0.05" office:value-type="float" office:value="0">
            <text:p>0.000</text:p>
          </table:table-cell>
          <table:table-cell table:style-name="ce75" table:formula="of:=+[.J22]+[.G2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3]*0.03" office:value-type="float" office:value="0">
            <text:p>0.000</text:p>
          </table:table-cell>
          <table:table-cell table:style-name="ce75" table:formula="of:=+[.J23]+[.G2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4]*0.03" office:value-type="float" office:value="0">
            <text:p>0.000</text:p>
          </table:table-cell>
          <table:table-cell table:style-name="ce75" table:formula="of:=+[.J24]+[.G2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5]*0.03" office:value-type="float" office:value="0">
            <text:p>0.000</text:p>
          </table:table-cell>
          <table:table-cell table:style-name="ce75" table:formula="of:=+[.J25]+[.G2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6]*0.03" office:value-type="float" office:value="0">
            <text:p>0.000</text:p>
          </table:table-cell>
          <table:table-cell table:style-name="ce75" table:formula="of:=+[.J26]+[.G2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7]*0.03" office:value-type="float" office:value="0">
            <text:p>0.000</text:p>
          </table:table-cell>
          <table:table-cell table:style-name="ce75" table:formula="of:=+[.J27]+[.G2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8]*0.03" office:value-type="float" office:value="0">
            <text:p>0.000</text:p>
          </table:table-cell>
          <table:table-cell table:style-name="ce75" table:formula="of:=+[.J28]+[.G2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9]*0.03" office:value-type="float" office:value="0">
            <text:p>0.000</text:p>
          </table:table-cell>
          <table:table-cell table:style-name="ce75" table:formula="of:=+[.J29]+[.G29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0]*0.03" office:value-type="float" office:value="0">
            <text:p>0.000</text:p>
          </table:table-cell>
          <table:table-cell table:style-name="ce75" table:formula="of:=+[.J30]+[.G3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1]*0.03" office:value-type="float" office:value="0">
            <text:p>0.000</text:p>
          </table:table-cell>
          <table:table-cell table:style-name="ce75" table:formula="of:=+[.J31]+[.G3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2]*0.03" office:value-type="float" office:value="0">
            <text:p>0.000</text:p>
          </table:table-cell>
          <table:table-cell table:style-name="ce75" table:formula="of:=+[.J32]+[.G3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3]*0.03" office:value-type="float" office:value="0">
            <text:p>0.000</text:p>
          </table:table-cell>
          <table:table-cell table:style-name="ce75" table:formula="of:=+[.J33]+[.G3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4]*0.03" office:value-type="float" office:value="0">
            <text:p>0.000</text:p>
          </table:table-cell>
          <table:table-cell table:style-name="ce75" table:formula="of:=+[.J34]+[.G3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3"/>
          <table:table-cell table:style-name="ce70"/>
          <table:table-cell table:style-name="ce75" table:formula="of:=+[.G35]*0.03" office:value-type="float" office:value="0">
            <text:p>0.000</text:p>
          </table:table-cell>
          <table:table-cell table:style-name="ce75" table:formula="of:=+[.J35]+[.G3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4"/>
          <table:covered-table-cell table:style-name="ce48"/>
          <table:covered-table-cell table:style-name="ce55"/>
          <table:covered-table-cell table:style-name="ce64"/>
          <table:table-cell table:style-name="ce71"/>
          <table:table-cell table:style-name="ce76" table:number-columns-repeated="2"/>
          <table:table-cell table:style-name="ce78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9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8">
          <table:table-cell table:style-name="ce12" office:value-type="string" table:number-columns-spanned="2" table:number-rows-spanned="2">
            <text:p>2 – 5445</text:p>
          </table:table-cell>
          <table:covered-table-cell table:style-name="ce26"/>
          <table:table-cell table:style-name="ce37" office:value-type="string" table:number-columns-spanned="1" table:number-rows-spanned="2">
            <text:p>SHR 0.20 x 762 x 6'</text:p>
          </table:table-cell>
          <table:table-cell table:style-name="ce40" office:value-type="string">
            <text:p>SWAN</text:p>
          </table:table-cell>
          <table:table-cell table:style-name="ce45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6" office:value-type="string" table:number-columns-spanned="1" table:number-rows-spanned="2">
            <text:p>250 – 500</text:p>
          </table:table-cell>
          <table:table-cell table:style-name="ce56" office:value-type="string" table:number-columns-spanned="1" table:number-rows-spanned="2">
            <text:p>500 SHT</text:p>
          </table:table-cell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6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6"/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table-cell table:number-columns-repeated="4"/>
          <table:table-cell table:style-name="ce47" office:value-type="string">
            <text:p><text:s text:c="48"/>RIDWAN KUSNADI</text:p>
          </table:table-cell>
          <table:table-cell table:style-name="Default"/>
          <table:table-cell table:style-name="ce57" office:value-type="string">
            <text:p><text:s text:c="8"/>SUSANA</text:p>
          </table:table-cell>
          <table:table-cell table:style-name="ce66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60"/>
        <table:table-column table:style-name="co9" table:default-cell-style-name="ce20"/>
        <table:table-column table:style-name="co9" table:number-columns-repeated="2" table:default-cell-style-name="ce60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0" office:value-type="string">
            <text:p>Doc No</text:p>
          </table:table-cell>
          <table:table-cell table:style-name="ce58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0" office:value-type="string">
            <text:p>Rev No</text:p>
          </table:table-cell>
          <table:table-cell table:style-name="ce58" office:value-type="string">
            <text:p>: 03</text:p>
          </table:table-cell>
          <table:table-cell table:style-name="ce67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50" office:value-type="string">
            <text:p>Date of Efectif</text:p>
          </table:table-cell>
          <table:table-cell table:style-name="ce58" office:value-type="string">
            <text:p>: 10 April 2014</text:p>
          </table:table-cell>
          <table:table-cell table:style-name="ce67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9"/>
          <table:table-cell table:number-columns-repeated="1012"/>
        </table:table-row>
        <table:table-row table:style-name="ro1">
          <table:table-cell table:style-name="ce4" office:value-type="string">
            <text:p>DATE : 25 JUNI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1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2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78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3" office:value-type="string">
            <text:p>COATING</text:p>
          </table:table-cell>
          <table:covered-table-cell table:style-name="ce5"/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0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4305">
            <text:p>140514305</text:p>
          </table:table-cell>
          <table:table-cell table:style-name="ce22" office:value-type="float" office:value="4.896">
            <text:p>4.89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1]*0.05" office:value-type="float" office:value="0.2448">
            <text:p>0.245</text:p>
          </table:table-cell>
          <table:table-cell table:style-name="ce75" table:formula="of:=+[.J11]+[.E11]" office:value-type="float" office:value="5.1408">
            <text:p>5.141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4308">
            <text:p>140514308</text:p>
          </table:table-cell>
          <table:table-cell table:style-name="ce22" office:value-type="float" office:value="4.606">
            <text:p>4.60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2303">
            <text:p>0.230</text:p>
          </table:table-cell>
          <table:table-cell table:style-name="ce75" table:formula="of:=+[.J12]+[.E12]" office:value-type="float" office:value="4.8363">
            <text:p>4.836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16115">
            <text:p>140616115</text:p>
          </table:table-cell>
          <table:table-cell table:style-name="ce22" office:value-type="float" office:value="2.358">
            <text:p>2.35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3]*0.05" office:value-type="float" office:value="0.1179">
            <text:p>0.118</text:p>
          </table:table-cell>
          <table:table-cell table:style-name="ce75" table:formula="of:=+[.J13]+[.E13]" office:value-type="float" office:value="2.4759">
            <text:p>2.476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28115">
            <text:p>140528115</text:p>
          </table:table-cell>
          <table:table-cell table:style-name="ce43" office:value-type="float" office:value="4.79">
            <text:p>4.79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4]*0.05" office:value-type="float" office:value="0">
            <text:p>0.000</text:p>
          </table:table-cell>
          <table:table-cell table:style-name="ce75" table:formula="of:=+[.J14]+[.G1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2331">
            <text:p>140512331</text:p>
          </table:table-cell>
          <table:table-cell table:style-name="ce43" office:value-type="float" office:value="4.908">
            <text:p>4.90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5]*0.05" office:value-type="float" office:value="0">
            <text:p>0.000</text:p>
          </table:table-cell>
          <table:table-cell table:style-name="ce75" table:formula="of:=+[.J15]+[.G1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3226">
            <text:p>140513226</text:p>
          </table:table-cell>
          <table:table-cell table:style-name="ce43" office:value-type="float" office:value="4.772">
            <text:p>4.772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6]*0.05" office:value-type="float" office:value="0">
            <text:p>0.000</text:p>
          </table:table-cell>
          <table:table-cell table:style-name="ce75" table:formula="of:=+[.J16]+[.G1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28226">
            <text:p>140528226</text:p>
          </table:table-cell>
          <table:table-cell table:style-name="ce43" office:value-type="float" office:value="4.872">
            <text:p>4.872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7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419114">
            <text:p>140419114</text:p>
          </table:table-cell>
          <table:table-cell table:style-name="ce43" office:value-type="float" office:value="3.39">
            <text:p>3.39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8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512226">
            <text:p>140512226</text:p>
          </table:table-cell>
          <table:table-cell table:style-name="ce43" office:value-type="float" office:value="4.804">
            <text:p>4.80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8]*0.05" office:value-type="float" office:value="0">
            <text:p>0.000</text:p>
          </table:table-cell>
          <table:table-cell table:style-name="ce75" table:formula="of:=+[.J19]+[.G1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512224">
            <text:p>140512224</text:p>
          </table:table-cell>
          <table:table-cell table:style-name="ce43" office:value-type="float" office:value="4.714">
            <text:p>4.71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9]*0.05" office:value-type="float" office:value="0">
            <text:p>0.000</text:p>
          </table:table-cell>
          <table:table-cell table:style-name="ce75" table:formula="of:=+[.J20]+[.G19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513303">
            <text:p>140513303</text:p>
          </table:table-cell>
          <table:table-cell table:style-name="ce83" office:value-type="float" office:value="300">
            <text:p>3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9]*0.05" office:value-type="float" office:value="0">
            <text:p>0.000</text:p>
          </table:table-cell>
          <table:table-cell table:style-name="ce75" table:formula="of:=+[.J21]+[.G19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82" table:number-columns-repeated="5"/>
          <table:table-cell table:style-name="ce70"/>
          <table:table-cell table:style-name="ce75" table:formula="of:=+[.G20]*0.05" office:value-type="float" office:value="0">
            <text:p>0.000</text:p>
          </table:table-cell>
          <table:table-cell table:style-name="ce75" table:formula="of:=+[.J22]+[.G2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82" table:number-columns-repeated="5"/>
          <table:table-cell table:style-name="ce70"/>
          <table:table-cell table:style-name="ce75" table:formula="of:=+[.G21]*0.03" office:value-type="float" office:value="0">
            <text:p>0.000</text:p>
          </table:table-cell>
          <table:table-cell table:style-name="ce75" table:formula="of:=+[.J23]+[.G2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4]*0.03" office:value-type="float" office:value="0">
            <text:p>0.000</text:p>
          </table:table-cell>
          <table:table-cell table:style-name="ce75" table:formula="of:=+[.J24]+[.G2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5]*0.03" office:value-type="float" office:value="0">
            <text:p>0.000</text:p>
          </table:table-cell>
          <table:table-cell table:style-name="ce75" table:formula="of:=+[.J25]+[.G2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6]*0.03" office:value-type="float" office:value="0">
            <text:p>0.000</text:p>
          </table:table-cell>
          <table:table-cell table:style-name="ce75" table:formula="of:=+[.J26]+[.G2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7]*0.03" office:value-type="float" office:value="0">
            <text:p>0.000</text:p>
          </table:table-cell>
          <table:table-cell table:style-name="ce75" table:formula="of:=+[.J27]+[.G2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8]*0.03" office:value-type="float" office:value="0">
            <text:p>0.000</text:p>
          </table:table-cell>
          <table:table-cell table:style-name="ce75" table:formula="of:=+[.J28]+[.G2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9]*0.03" office:value-type="float" office:value="0">
            <text:p>0.000</text:p>
          </table:table-cell>
          <table:table-cell table:style-name="ce75" table:formula="of:=+[.J29]+[.G29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0]*0.03" office:value-type="float" office:value="0">
            <text:p>0.000</text:p>
          </table:table-cell>
          <table:table-cell table:style-name="ce75" table:formula="of:=+[.J30]+[.G3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1]*0.03" office:value-type="float" office:value="0">
            <text:p>0.000</text:p>
          </table:table-cell>
          <table:table-cell table:style-name="ce75" table:formula="of:=+[.J31]+[.G3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2]*0.03" office:value-type="float" office:value="0">
            <text:p>0.000</text:p>
          </table:table-cell>
          <table:table-cell table:style-name="ce75" table:formula="of:=+[.J32]+[.G3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3]*0.03" office:value-type="float" office:value="0">
            <text:p>0.000</text:p>
          </table:table-cell>
          <table:table-cell table:style-name="ce75" table:formula="of:=+[.J33]+[.G3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4]*0.03" office:value-type="float" office:value="0">
            <text:p>0.000</text:p>
          </table:table-cell>
          <table:table-cell table:style-name="ce75" table:formula="of:=+[.J34]+[.G3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3"/>
          <table:table-cell table:style-name="ce70"/>
          <table:table-cell table:style-name="ce75" table:formula="of:=+[.G35]*0.03" office:value-type="float" office:value="0">
            <text:p>0.000</text:p>
          </table:table-cell>
          <table:table-cell table:style-name="ce75" table:formula="of:=+[.J35]+[.G3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4"/>
          <table:covered-table-cell table:style-name="ce48"/>
          <table:covered-table-cell table:style-name="ce55"/>
          <table:covered-table-cell table:style-name="ce64"/>
          <table:table-cell table:style-name="ce71"/>
          <table:table-cell table:style-name="ce76" table:number-columns-repeated="2"/>
          <table:table-cell table:style-name="ce78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9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8">
          <table:table-cell table:style-name="ce12" office:value-type="string" table:number-columns-spanned="2" table:number-rows-spanned="2">
            <text:p>2 – 5446</text:p>
          </table:table-cell>
          <table:covered-table-cell table:style-name="ce26"/>
          <table:table-cell table:style-name="ce37" office:value-type="string" table:number-columns-spanned="1" table:number-rows-spanned="2">
            <text:p>SHR 0.20 x 762 x 10'</text:p>
          </table:table-cell>
          <table:table-cell table:style-name="ce40" office:value-type="string">
            <text:p>GAJAH</text:p>
          </table:table-cell>
          <table:table-cell table:style-name="ce45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6" office:value-type="string" table:number-columns-spanned="1" table:number-rows-spanned="2">
            <text:p>250 – 500</text:p>
          </table:table-cell>
          <table:table-cell table:style-name="ce56" office:value-type="string" table:number-columns-spanned="1" table:number-rows-spanned="2">
            <text:p>500 SHT</text:p>
          </table:table-cell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6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6"/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table-cell table:number-columns-repeated="4"/>
          <table:table-cell table:style-name="ce47" office:value-type="string">
            <text:p><text:s text:c="48"/>RIDWAN KUSNADI</text:p>
          </table:table-cell>
          <table:table-cell table:style-name="Default"/>
          <table:table-cell table:style-name="ce57" office:value-type="string">
            <text:p><text:s text:c="8"/>SUSANA</text:p>
          </table:table-cell>
          <table:table-cell table:style-name="ce66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3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60"/>
        <table:table-column table:style-name="co9" table:default-cell-style-name="ce20"/>
        <table:table-column table:style-name="co9" table:number-columns-repeated="2" table:default-cell-style-name="ce60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_2_3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0" office:value-type="string">
            <text:p>Doc No</text:p>
          </table:table-cell>
          <table:table-cell table:style-name="ce58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0" office:value-type="string">
            <text:p>Rev No</text:p>
          </table:table-cell>
          <table:table-cell table:style-name="ce58" office:value-type="string">
            <text:p>: 03</text:p>
          </table:table-cell>
          <table:table-cell table:style-name="ce67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50" office:value-type="string">
            <text:p>Date of Efectif</text:p>
          </table:table-cell>
          <table:table-cell table:style-name="ce58" office:value-type="string">
            <text:p>: 10 April 2014</text:p>
          </table:table-cell>
          <table:table-cell table:style-name="ce67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9"/>
          <table:table-cell table:number-columns-repeated="1012"/>
        </table:table-row>
        <table:table-row table:style-name="ro1">
          <table:table-cell table:style-name="ce4" office:value-type="string">
            <text:p>DATE : 05 JULI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1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2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78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3" office:value-type="string">
            <text:p>COATING</text:p>
          </table:table-cell>
          <table:covered-table-cell table:style-name="ce5"/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0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30117">
            <text:p>140630117</text:p>
          </table:table-cell>
          <table:table-cell table:style-name="ce22" office:value-type="float" office:value="1.788">
            <text:p>1.78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1]*0.05" office:value-type="float" office:value="0.0894">
            <text:p>0.089</text:p>
          </table:table-cell>
          <table:table-cell table:style-name="ce75" table:formula="of:=+[.J11]+[.E11]" office:value-type="float" office:value="1.8774">
            <text:p>1.877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30221">
            <text:p>140630221</text:p>
          </table:table-cell>
          <table:table-cell table:style-name="ce22" office:value-type="float" office:value="4.912">
            <text:p>4.912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2456">
            <text:p>0.246</text:p>
          </table:table-cell>
          <table:table-cell table:style-name="ce75" table:formula="of:=+[.J12]+[.E12]" office:value-type="float" office:value="5.1576">
            <text:p>5.158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3228">
            <text:p>140513228</text:p>
          </table:table-cell>
          <table:table-cell table:style-name="ce22" office:value-type="float" office:value="3.682">
            <text:p>3.682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3]*0.05" office:value-type="float" office:value="0.1841">
            <text:p>0.184</text:p>
          </table:table-cell>
          <table:table-cell table:style-name="ce75" table:formula="of:=+[.J13]+[.E13]" office:value-type="float" office:value="3.8661">
            <text:p>3.866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24233">
            <text:p>140624233</text:p>
          </table:table-cell>
          <table:table-cell table:style-name="ce43" office:value-type="float" office:value="4.926">
            <text:p>4.92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4]*0.05" office:value-type="float" office:value="0">
            <text:p>0.000</text:p>
          </table:table-cell>
          <table:table-cell table:style-name="ce75" table:formula="of:=+[.J14]+[.G1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2229">
            <text:p>140512229</text:p>
          </table:table-cell>
          <table:table-cell table:style-name="ce43" office:value-type="float" office:value="3.506">
            <text:p>3.50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5]*0.05" office:value-type="float" office:value="0">
            <text:p>0.000</text:p>
          </table:table-cell>
          <table:table-cell table:style-name="ce75" table:formula="of:=+[.J15]+[.G1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6]*0.05" office:value-type="float" office:value="0">
            <text:p>0.000</text:p>
          </table:table-cell>
          <table:table-cell table:style-name="ce75" table:formula="of:=+[.J16]+[.G1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7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8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8]*0.05" office:value-type="float" office:value="0">
            <text:p>0.000</text:p>
          </table:table-cell>
          <table:table-cell table:style-name="ce75" table:formula="of:=+[.J19]+[.G1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0]*0.05" office:value-type="float" office:value="0">
            <text:p>0.000</text:p>
          </table:table-cell>
          <table:table-cell table:style-name="ce75" table:formula="of:=+[.J20]+[.G2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1]*0.05" office:value-type="float" office:value="0">
            <text:p>0.000</text:p>
          </table:table-cell>
          <table:table-cell table:style-name="ce75" table:formula="of:=+[.J21]+[.G2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2]*0.05" office:value-type="float" office:value="0">
            <text:p>0.000</text:p>
          </table:table-cell>
          <table:table-cell table:style-name="ce75" table:formula="of:=+[.J22]+[.G2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3]*0.03" office:value-type="float" office:value="0">
            <text:p>0.000</text:p>
          </table:table-cell>
          <table:table-cell table:style-name="ce75" table:formula="of:=+[.J23]+[.G2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4]*0.03" office:value-type="float" office:value="0">
            <text:p>0.000</text:p>
          </table:table-cell>
          <table:table-cell table:style-name="ce75" table:formula="of:=+[.J24]+[.G2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5]*0.03" office:value-type="float" office:value="0">
            <text:p>0.000</text:p>
          </table:table-cell>
          <table:table-cell table:style-name="ce75" table:formula="of:=+[.J25]+[.G2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6]*0.03" office:value-type="float" office:value="0">
            <text:p>0.000</text:p>
          </table:table-cell>
          <table:table-cell table:style-name="ce75" table:formula="of:=+[.J26]+[.G2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7]*0.03" office:value-type="float" office:value="0">
            <text:p>0.000</text:p>
          </table:table-cell>
          <table:table-cell table:style-name="ce75" table:formula="of:=+[.J27]+[.G2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8]*0.03" office:value-type="float" office:value="0">
            <text:p>0.000</text:p>
          </table:table-cell>
          <table:table-cell table:style-name="ce75" table:formula="of:=+[.J28]+[.G2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9]*0.03" office:value-type="float" office:value="0">
            <text:p>0.000</text:p>
          </table:table-cell>
          <table:table-cell table:style-name="ce75" table:formula="of:=+[.J29]+[.G29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0]*0.03" office:value-type="float" office:value="0">
            <text:p>0.000</text:p>
          </table:table-cell>
          <table:table-cell table:style-name="ce75" table:formula="of:=+[.J30]+[.G3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1]*0.03" office:value-type="float" office:value="0">
            <text:p>0.000</text:p>
          </table:table-cell>
          <table:table-cell table:style-name="ce75" table:formula="of:=+[.J31]+[.G3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2]*0.03" office:value-type="float" office:value="0">
            <text:p>0.000</text:p>
          </table:table-cell>
          <table:table-cell table:style-name="ce75" table:formula="of:=+[.J32]+[.G3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3]*0.03" office:value-type="float" office:value="0">
            <text:p>0.000</text:p>
          </table:table-cell>
          <table:table-cell table:style-name="ce75" table:formula="of:=+[.J33]+[.G3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4]*0.03" office:value-type="float" office:value="0">
            <text:p>0.000</text:p>
          </table:table-cell>
          <table:table-cell table:style-name="ce75" table:formula="of:=+[.J34]+[.G3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3"/>
          <table:table-cell table:style-name="ce70"/>
          <table:table-cell table:style-name="ce75" table:formula="of:=+[.G35]*0.03" office:value-type="float" office:value="0">
            <text:p>0.000</text:p>
          </table:table-cell>
          <table:table-cell table:style-name="ce75" table:formula="of:=+[.J35]+[.G3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4"/>
          <table:covered-table-cell table:style-name="ce48"/>
          <table:covered-table-cell table:style-name="ce55"/>
          <table:covered-table-cell table:style-name="ce64"/>
          <table:table-cell table:style-name="ce71"/>
          <table:table-cell table:style-name="ce76" table:number-columns-repeated="2"/>
          <table:table-cell table:style-name="ce78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9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8">
          <table:table-cell table:style-name="ce12" office:value-type="string" table:number-columns-spanned="2" table:number-rows-spanned="2">
            <text:p>2 – 5453</text:p>
          </table:table-cell>
          <table:covered-table-cell table:style-name="ce26"/>
          <table:table-cell table:style-name="ce37" office:value-type="string" table:number-columns-spanned="1" table:number-rows-spanned="2">
            <text:p>SHR 0.20 x 762 x 10'</text:p>
          </table:table-cell>
          <table:table-cell table:style-name="ce40" office:value-type="string">
            <text:p>SWAN</text:p>
          </table:table-cell>
          <table:table-cell table:style-name="ce45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6" office:value-type="string" table:number-columns-spanned="1" table:number-rows-spanned="2">
            <text:p>250 – 500</text:p>
          </table:table-cell>
          <table:table-cell table:style-name="ce56" office:value-type="string" table:number-columns-spanned="1" table:number-rows-spanned="2">
            <text:p>500 SHT</text:p>
          </table:table-cell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6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6"/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_2_3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3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3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table-cell table:number-columns-repeated="4"/>
          <table:table-cell table:style-name="ce47" office:value-type="string">
            <text:p><text:s text:c="48"/>RIDWAN KUSNADI</text:p>
          </table:table-cell>
          <table:table-cell table:style-name="Default"/>
          <table:table-cell table:style-name="ce57" office:value-type="string">
            <text:p><text:s text:c="8"/>SUSANA</text:p>
          </table:table-cell>
          <table:table-cell table:style-name="ce66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60"/>
        <table:table-column table:style-name="co9" table:default-cell-style-name="ce20"/>
        <table:table-column table:style-name="co9" table:number-columns-repeated="2" table:default-cell-style-name="ce60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0" office:value-type="string">
            <text:p>Doc No</text:p>
          </table:table-cell>
          <table:table-cell table:style-name="ce58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0" office:value-type="string">
            <text:p>Rev No</text:p>
          </table:table-cell>
          <table:table-cell table:style-name="ce58" office:value-type="string">
            <text:p>: 03</text:p>
          </table:table-cell>
          <table:table-cell table:style-name="ce67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50" office:value-type="string">
            <text:p>Date of Efectif</text:p>
          </table:table-cell>
          <table:table-cell table:style-name="ce58" office:value-type="string">
            <text:p>: 10 April 2014</text:p>
          </table:table-cell>
          <table:table-cell table:style-name="ce67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9"/>
          <table:table-cell table:number-columns-repeated="1012"/>
        </table:table-row>
        <table:table-row table:style-name="ro1">
          <table:table-cell table:style-name="ce4" office:value-type="string">
            <text:p>DATE : 26 JUNI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1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2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78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3" office:value-type="string">
            <text:p>COATING</text:p>
          </table:table-cell>
          <table:covered-table-cell table:style-name="ce5"/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0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4306">
            <text:p>140514306</text:p>
          </table:table-cell>
          <table:table-cell table:style-name="ce22" office:value-type="float" office:value="3.5">
            <text:p>3.5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1]*0.05" office:value-type="float" office:value="0.175">
            <text:p>0.175</text:p>
          </table:table-cell>
          <table:table-cell table:style-name="ce75" table:formula="of:=+[.J11]+[.E11]" office:value-type="float" office:value="3.675">
            <text:p>3.675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3116">
            <text:p>140513116</text:p>
          </table:table-cell>
          <table:table-cell table:style-name="ce22" office:value-type="float" office:value="4.894">
            <text:p>4.89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2447">
            <text:p>0.245</text:p>
          </table:table-cell>
          <table:table-cell table:style-name="ce75" table:formula="of:=+[.J12]+[.E12]" office:value-type="float" office:value="5.1387">
            <text:p>5.139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29228">
            <text:p>140529228</text:p>
          </table:table-cell>
          <table:table-cell table:style-name="ce43" office:value-type="float" office:value="2.126">
            <text:p>2.12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2447">
            <text:p>0.245</text:p>
          </table:table-cell>
          <table:table-cell table:style-name="ce75" table:formula="of:=+[.J13]+[.E12]" office:value-type="float" office:value="5.1387">
            <text:p>5.139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01135">
            <text:p>140601135</text:p>
          </table:table-cell>
          <table:table-cell table:style-name="ce43" office:value-type="float" office:value="1.9">
            <text:p>1.9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4]*0.05" office:value-type="float" office:value="0">
            <text:p>0.000</text:p>
          </table:table-cell>
          <table:table-cell table:style-name="ce75" table:formula="of:=+[.J14]+[.G1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3305">
            <text:p>140513305</text:p>
          </table:table-cell>
          <table:table-cell table:style-name="ce43" office:value-type="float" office:value="4.832">
            <text:p>4.832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5]*0.05" office:value-type="float" office:value="0">
            <text:p>0.000</text:p>
          </table:table-cell>
          <table:table-cell table:style-name="ce75" table:formula="of:=+[.J15]+[.G1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01137">
            <text:p>140601137</text:p>
          </table:table-cell>
          <table:table-cell table:style-name="ce43" office:value-type="float" office:value="3.78">
            <text:p>3.78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6]*0.05" office:value-type="float" office:value="0">
            <text:p>0.000</text:p>
          </table:table-cell>
          <table:table-cell table:style-name="ce75" table:formula="of:=+[.J16]+[.G1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419117">
            <text:p>140419117</text:p>
          </table:table-cell>
          <table:table-cell table:style-name="ce22" office:value-type="float" office:value="1.7">
            <text:p>1.7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7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3329">
            <text:p>140513329</text:p>
          </table:table-cell>
          <table:table-cell table:style-name="ce43" office:value-type="float" office:value="2.8">
            <text:p>2.8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8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82" table:number-columns-repeated="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8]*0.05" office:value-type="float" office:value="0">
            <text:p>0.000</text:p>
          </table:table-cell>
          <table:table-cell table:style-name="ce75" table:formula="of:=+[.J19]+[.G1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82" table:number-columns-repeated="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0]*0.05" office:value-type="float" office:value="0">
            <text:p>0.000</text:p>
          </table:table-cell>
          <table:table-cell table:style-name="ce75" table:formula="of:=+[.J20]+[.G2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1]*0.05" office:value-type="float" office:value="0">
            <text:p>0.000</text:p>
          </table:table-cell>
          <table:table-cell table:style-name="ce75" table:formula="of:=+[.J21]+[.G2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2]*0.05" office:value-type="float" office:value="0">
            <text:p>0.000</text:p>
          </table:table-cell>
          <table:table-cell table:style-name="ce75" table:formula="of:=+[.J22]+[.G2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3]*0.03" office:value-type="float" office:value="0">
            <text:p>0.000</text:p>
          </table:table-cell>
          <table:table-cell table:style-name="ce75" table:formula="of:=+[.J23]+[.G2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4]*0.03" office:value-type="float" office:value="0">
            <text:p>0.000</text:p>
          </table:table-cell>
          <table:table-cell table:style-name="ce75" table:formula="of:=+[.J24]+[.G2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5]*0.03" office:value-type="float" office:value="0">
            <text:p>0.000</text:p>
          </table:table-cell>
          <table:table-cell table:style-name="ce75" table:formula="of:=+[.J25]+[.G2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6]*0.03" office:value-type="float" office:value="0">
            <text:p>0.000</text:p>
          </table:table-cell>
          <table:table-cell table:style-name="ce75" table:formula="of:=+[.J26]+[.G2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7]*0.03" office:value-type="float" office:value="0">
            <text:p>0.000</text:p>
          </table:table-cell>
          <table:table-cell table:style-name="ce75" table:formula="of:=+[.J27]+[.G2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8]*0.03" office:value-type="float" office:value="0">
            <text:p>0.000</text:p>
          </table:table-cell>
          <table:table-cell table:style-name="ce75" table:formula="of:=+[.J28]+[.G2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9]*0.03" office:value-type="float" office:value="0">
            <text:p>0.000</text:p>
          </table:table-cell>
          <table:table-cell table:style-name="ce75" table:formula="of:=+[.J29]+[.G29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0]*0.03" office:value-type="float" office:value="0">
            <text:p>0.000</text:p>
          </table:table-cell>
          <table:table-cell table:style-name="ce75" table:formula="of:=+[.J30]+[.G3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1]*0.03" office:value-type="float" office:value="0">
            <text:p>0.000</text:p>
          </table:table-cell>
          <table:table-cell table:style-name="ce75" table:formula="of:=+[.J31]+[.G3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2]*0.03" office:value-type="float" office:value="0">
            <text:p>0.000</text:p>
          </table:table-cell>
          <table:table-cell table:style-name="ce75" table:formula="of:=+[.J32]+[.G3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3]*0.03" office:value-type="float" office:value="0">
            <text:p>0.000</text:p>
          </table:table-cell>
          <table:table-cell table:style-name="ce75" table:formula="of:=+[.J33]+[.G3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4]*0.03" office:value-type="float" office:value="0">
            <text:p>0.000</text:p>
          </table:table-cell>
          <table:table-cell table:style-name="ce75" table:formula="of:=+[.J34]+[.G3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3"/>
          <table:table-cell table:style-name="ce70"/>
          <table:table-cell table:style-name="ce75" table:formula="of:=+[.G35]*0.03" office:value-type="float" office:value="0">
            <text:p>0.000</text:p>
          </table:table-cell>
          <table:table-cell table:style-name="ce75" table:formula="of:=+[.J35]+[.G3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4"/>
          <table:covered-table-cell table:style-name="ce48"/>
          <table:covered-table-cell table:style-name="ce55"/>
          <table:covered-table-cell table:style-name="ce64"/>
          <table:table-cell table:style-name="ce71"/>
          <table:table-cell table:style-name="ce76" table:number-columns-repeated="2"/>
          <table:table-cell table:style-name="ce78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9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8">
          <table:table-cell table:style-name="ce12" office:value-type="string" table:number-columns-spanned="2" table:number-rows-spanned="2">
            <text:p>2 – 5447</text:p>
          </table:table-cell>
          <table:covered-table-cell table:style-name="ce26"/>
          <table:table-cell table:style-name="ce37" office:value-type="string" table:number-columns-spanned="1" table:number-rows-spanned="2">
            <text:p>SHR 0.20 x 762 x 7'</text:p>
          </table:table-cell>
          <table:table-cell table:style-name="ce40" office:value-type="string">
            <text:p>SWAN</text:p>
          </table:table-cell>
          <table:table-cell table:style-name="ce45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6" office:value-type="string" table:number-columns-spanned="1" table:number-rows-spanned="2">
            <text:p>250 – 500</text:p>
          </table:table-cell>
          <table:table-cell table:style-name="ce56" office:value-type="string" table:number-columns-spanned="1" table:number-rows-spanned="2">
            <text:p>500 SHT</text:p>
          </table:table-cell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6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6"/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table-cell table:number-columns-repeated="4"/>
          <table:table-cell table:style-name="ce47" office:value-type="string">
            <text:p><text:s text:c="48"/>RIDWAN KUSNADI</text:p>
          </table:table-cell>
          <table:table-cell table:style-name="Default"/>
          <table:table-cell table:style-name="ce57" office:value-type="string">
            <text:p><text:s text:c="8"/>SUSANA</text:p>
          </table:table-cell>
          <table:table-cell table:style-name="ce66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60"/>
        <table:table-column table:style-name="co9" table:default-cell-style-name="ce20"/>
        <table:table-column table:style-name="co9" table:number-columns-repeated="2" table:default-cell-style-name="ce60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0" office:value-type="string">
            <text:p>Doc No</text:p>
          </table:table-cell>
          <table:table-cell table:style-name="ce58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0" office:value-type="string">
            <text:p>Rev No</text:p>
          </table:table-cell>
          <table:table-cell table:style-name="ce58" office:value-type="string">
            <text:p>: 03</text:p>
          </table:table-cell>
          <table:table-cell table:style-name="ce67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50" office:value-type="string">
            <text:p>Date of Efectif</text:p>
          </table:table-cell>
          <table:table-cell table:style-name="ce58" office:value-type="string">
            <text:p>: 10 April 2014</text:p>
          </table:table-cell>
          <table:table-cell table:style-name="ce67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9"/>
          <table:table-cell table:number-columns-repeated="1012"/>
        </table:table-row>
        <table:table-row table:style-name="ro1">
          <table:table-cell table:style-name="ce4" office:value-type="string">
            <text:p>DATE : 22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1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2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78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3" office:value-type="string">
            <text:p>COATING</text:p>
          </table:table-cell>
          <table:covered-table-cell table:style-name="ce5"/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0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115">
            <text:p>140708115</text:p>
          </table:table-cell>
          <table:table-cell table:style-name="ce22" office:value-type="float" office:value="5.394">
            <text:p>5.39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1]*0.05" office:value-type="float" office:value="0.2697">
            <text:p>0.270</text:p>
          </table:table-cell>
          <table:table-cell table:style-name="ce75" table:formula="of:=+[.J11]+[.E11]" office:value-type="float" office:value="5.6637">
            <text:p>5.664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118">
            <text:p>140708118</text:p>
          </table:table-cell>
          <table:table-cell table:style-name="ce22" office:value-type="float" office:value="5.098">
            <text:p>5.09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2549">
            <text:p>0.255</text:p>
          </table:table-cell>
          <table:table-cell table:style-name="ce75" table:formula="of:=+[.J12]+[.E12]" office:value-type="float" office:value="5.3529">
            <text:p>5.353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117">
            <text:p>140708117</text:p>
          </table:table-cell>
          <table:table-cell table:style-name="ce43" office:value-type="float" office:value="5.104">
            <text:p>5.10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2549">
            <text:p>0.255</text:p>
          </table:table-cell>
          <table:table-cell table:style-name="ce75" table:formula="of:=+[.J13]+[.E12]" office:value-type="float" office:value="5.3529">
            <text:p>5.353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221">
            <text:p>140708221</text:p>
          </table:table-cell>
          <table:table-cell table:style-name="ce43" office:value-type="float" office:value="4.966">
            <text:p>4.96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4]*0.05" office:value-type="float" office:value="0">
            <text:p>0.000</text:p>
          </table:table-cell>
          <table:table-cell table:style-name="ce75" table:formula="of:=+[.J14]+[.G1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7121">
            <text:p>140707121</text:p>
          </table:table-cell>
          <table:table-cell table:style-name="ce43" office:value-type="float" office:value="4.976">
            <text:p>4.97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5]*0.05" office:value-type="float" office:value="0">
            <text:p>0.000</text:p>
          </table:table-cell>
          <table:table-cell table:style-name="ce75" table:formula="of:=+[.J15]+[.G1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302">
            <text:p>140708302</text:p>
          </table:table-cell>
          <table:table-cell table:style-name="ce43" office:value-type="float" office:value="4.858">
            <text:p>4.85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6]*0.05" office:value-type="float" office:value="0">
            <text:p>0.000</text:p>
          </table:table-cell>
          <table:table-cell table:style-name="ce75" table:formula="of:=+[.J16]+[.G1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226">
            <text:p>140708226</text:p>
          </table:table-cell>
          <table:table-cell table:style-name="ce22" office:value-type="float" office:value="3.324">
            <text:p>3.32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7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3329">
            <text:p>140513329</text:p>
          </table:table-cell>
          <table:table-cell table:style-name="ce43" office:value-type="float" office:value="2.8">
            <text:p>2.8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8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82" table:number-columns-repeated="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8]*0.05" office:value-type="float" office:value="0">
            <text:p>0.000</text:p>
          </table:table-cell>
          <table:table-cell table:style-name="ce75" table:formula="of:=+[.J19]+[.G1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82" table:number-columns-repeated="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0]*0.05" office:value-type="float" office:value="0">
            <text:p>0.000</text:p>
          </table:table-cell>
          <table:table-cell table:style-name="ce75" table:formula="of:=+[.J20]+[.G2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1]*0.05" office:value-type="float" office:value="0">
            <text:p>0.000</text:p>
          </table:table-cell>
          <table:table-cell table:style-name="ce75" table:formula="of:=+[.J21]+[.G2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2]*0.05" office:value-type="float" office:value="0">
            <text:p>0.000</text:p>
          </table:table-cell>
          <table:table-cell table:style-name="ce75" table:formula="of:=+[.J22]+[.G2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3]*0.03" office:value-type="float" office:value="0">
            <text:p>0.000</text:p>
          </table:table-cell>
          <table:table-cell table:style-name="ce75" table:formula="of:=+[.J23]+[.G2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4]*0.03" office:value-type="float" office:value="0">
            <text:p>0.000</text:p>
          </table:table-cell>
          <table:table-cell table:style-name="ce75" table:formula="of:=+[.J24]+[.G2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5]*0.03" office:value-type="float" office:value="0">
            <text:p>0.000</text:p>
          </table:table-cell>
          <table:table-cell table:style-name="ce75" table:formula="of:=+[.J25]+[.G2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6]*0.03" office:value-type="float" office:value="0">
            <text:p>0.000</text:p>
          </table:table-cell>
          <table:table-cell table:style-name="ce75" table:formula="of:=+[.J26]+[.G2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7]*0.03" office:value-type="float" office:value="0">
            <text:p>0.000</text:p>
          </table:table-cell>
          <table:table-cell table:style-name="ce75" table:formula="of:=+[.J27]+[.G2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8]*0.03" office:value-type="float" office:value="0">
            <text:p>0.000</text:p>
          </table:table-cell>
          <table:table-cell table:style-name="ce75" table:formula="of:=+[.J28]+[.G2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9]*0.03" office:value-type="float" office:value="0">
            <text:p>0.000</text:p>
          </table:table-cell>
          <table:table-cell table:style-name="ce75" table:formula="of:=+[.J29]+[.G29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0]*0.03" office:value-type="float" office:value="0">
            <text:p>0.000</text:p>
          </table:table-cell>
          <table:table-cell table:style-name="ce75" table:formula="of:=+[.J30]+[.G3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1]*0.03" office:value-type="float" office:value="0">
            <text:p>0.000</text:p>
          </table:table-cell>
          <table:table-cell table:style-name="ce75" table:formula="of:=+[.J31]+[.G3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2]*0.03" office:value-type="float" office:value="0">
            <text:p>0.000</text:p>
          </table:table-cell>
          <table:table-cell table:style-name="ce75" table:formula="of:=+[.J32]+[.G3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3]*0.03" office:value-type="float" office:value="0">
            <text:p>0.000</text:p>
          </table:table-cell>
          <table:table-cell table:style-name="ce75" table:formula="of:=+[.J33]+[.G3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4]*0.03" office:value-type="float" office:value="0">
            <text:p>0.000</text:p>
          </table:table-cell>
          <table:table-cell table:style-name="ce75" table:formula="of:=+[.J34]+[.G3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3"/>
          <table:table-cell table:style-name="ce70"/>
          <table:table-cell table:style-name="ce75" table:formula="of:=+[.G35]*0.03" office:value-type="float" office:value="0">
            <text:p>0.000</text:p>
          </table:table-cell>
          <table:table-cell table:style-name="ce75" table:formula="of:=+[.J35]+[.G3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4"/>
          <table:covered-table-cell table:style-name="ce48"/>
          <table:covered-table-cell table:style-name="ce55"/>
          <table:covered-table-cell table:style-name="ce64"/>
          <table:table-cell table:style-name="ce71"/>
          <table:table-cell table:style-name="ce76" table:number-columns-repeated="2"/>
          <table:table-cell table:style-name="ce78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9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8">
          <table:table-cell table:style-name="ce12" office:value-type="string" table:number-columns-spanned="2" table:number-rows-spanned="2">
            <text:p>2 – 5461</text:p>
          </table:table-cell>
          <table:covered-table-cell table:style-name="ce26"/>
          <table:table-cell table:style-name="ce37" office:value-type="string" table:number-columns-spanned="1" table:number-rows-spanned="2">
            <text:p>SHR 0.20 x 762 x 6'</text:p>
          </table:table-cell>
          <table:table-cell table:style-name="ce40" office:value-type="string">
            <text:p>GAJAH</text:p>
          </table:table-cell>
          <table:table-cell table:style-name="ce45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6" office:value-type="string" table:number-columns-spanned="1" table:number-rows-spanned="2">
            <text:p>250 – 500</text:p>
          </table:table-cell>
          <table:table-cell table:style-name="ce56" office:value-type="string" table:number-columns-spanned="1" table:number-rows-spanned="2">
            <text:p>500 SHT</text:p>
          </table:table-cell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6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6"/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table-cell table:number-columns-repeated="4"/>
          <table:table-cell table:style-name="ce47" office:value-type="string">
            <text:p><text:s text:c="48"/>RIDWAN KUSNADI</text:p>
          </table:table-cell>
          <table:table-cell table:style-name="Default"/>
          <table:table-cell table:style-name="ce57" office:value-type="string">
            <text:p><text:s text:c="8"/>SUSANA</text:p>
          </table:table-cell>
          <table:table-cell table:style-name="ce66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60"/>
        <table:table-column table:style-name="co9" table:default-cell-style-name="ce20"/>
        <table:table-column table:style-name="co9" table:number-columns-repeated="2" table:default-cell-style-name="ce60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0" office:value-type="string">
            <text:p>Doc No</text:p>
          </table:table-cell>
          <table:table-cell table:style-name="ce58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0" office:value-type="string">
            <text:p>Rev No</text:p>
          </table:table-cell>
          <table:table-cell table:style-name="ce58" office:value-type="string">
            <text:p>: 03</text:p>
          </table:table-cell>
          <table:table-cell table:style-name="ce67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50" office:value-type="string">
            <text:p>Date of Efectif</text:p>
          </table:table-cell>
          <table:table-cell table:style-name="ce58" office:value-type="string">
            <text:p>: 10 April 2014</text:p>
          </table:table-cell>
          <table:table-cell table:style-name="ce67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9"/>
          <table:table-cell table:number-columns-repeated="1012"/>
        </table:table-row>
        <table:table-row table:style-name="ro1">
          <table:table-cell table:style-name="ce4" office:value-type="string">
            <text:p>DATE : 22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1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2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78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3" office:value-type="string">
            <text:p>COATING</text:p>
          </table:table-cell>
          <table:covered-table-cell table:style-name="ce5"/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0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16222">
            <text:p>140616222</text:p>
          </table:table-cell>
          <table:table-cell table:style-name="ce22" office:value-type="float" office:value="3.904">
            <text:p>3.90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1]*0.05" office:value-type="float" office:value="0.1952">
            <text:p>0.195</text:p>
          </table:table-cell>
          <table:table-cell table:style-name="ce75" table:formula="of:=+[.J11]+[.E11]" office:value-type="float" office:value="4.0992">
            <text:p>4.099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7201">
            <text:p>140707201</text:p>
          </table:table-cell>
          <table:table-cell table:style-name="ce22" office:value-type="float" office:value="3.796">
            <text:p>3.79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1898">
            <text:p>0.190</text:p>
          </table:table-cell>
          <table:table-cell table:style-name="ce75" table:formula="of:=+[.J12]+[.E12]" office:value-type="float" office:value="3.9858">
            <text:p>3.986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16220">
            <text:p>140616220</text:p>
          </table:table-cell>
          <table:table-cell table:style-name="ce43" office:value-type="float" office:value="3.188">
            <text:p>3.18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1898">
            <text:p>0.190</text:p>
          </table:table-cell>
          <table:table-cell table:style-name="ce75" table:formula="of:=+[.J13]+[.E12]" office:value-type="float" office:value="3.9858">
            <text:p>3.986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22118">
            <text:p>140622118</text:p>
          </table:table-cell>
          <table:table-cell table:style-name="ce83" office:value-type="float" office:value="500">
            <text:p>5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4]*0.05" office:value-type="float" office:value="0">
            <text:p>0.000</text:p>
          </table:table-cell>
          <table:table-cell table:style-name="ce75" table:formula="of:=+[.J14]+[.G1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24229">
            <text:p>140624229</text:p>
          </table:table-cell>
          <table:table-cell table:style-name="ce43" office:value-type="float" office:value="4.196">
            <text:p>4.19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5]*0.05" office:value-type="float" office:value="0">
            <text:p>0.000</text:p>
          </table:table-cell>
          <table:table-cell table:style-name="ce75" table:formula="of:=+[.J15]+[.G1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18116">
            <text:p>140718116</text:p>
          </table:table-cell>
          <table:table-cell table:style-name="ce43" office:value-type="float" office:value="4.866">
            <text:p>4.86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6]*0.05" office:value-type="float" office:value="0">
            <text:p>0.000</text:p>
          </table:table-cell>
          <table:table-cell table:style-name="ce75" table:formula="of:=+[.J16]+[.G1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4303">
            <text:p>140514303</text:p>
          </table:table-cell>
          <table:table-cell table:style-name="ce22" office:value-type="float" office:value="3.36">
            <text:p>3.36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7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220">
            <text:p>140708220</text:p>
          </table:table-cell>
          <table:table-cell table:style-name="ce43" office:value-type="float" office:value="4.236">
            <text:p>4.23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8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307">
            <text:p>140708307</text:p>
          </table:table-cell>
          <table:table-cell table:style-name="ce22" office:value-type="float" office:value="4.736">
            <text:p>4.73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8]*0.05" office:value-type="float" office:value="0">
            <text:p>0.000</text:p>
          </table:table-cell>
          <table:table-cell table:style-name="ce75" table:formula="of:=+[.J19]+[.G1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308">
            <text:p>140708308</text:p>
          </table:table-cell>
          <table:table-cell table:style-name="ce22" office:value-type="float" office:value="4.798">
            <text:p>4.79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0]*0.05" office:value-type="float" office:value="0">
            <text:p>0.000</text:p>
          </table:table-cell>
          <table:table-cell table:style-name="ce75" table:formula="of:=+[.J20]+[.G2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717234">
            <text:p>140717234</text:p>
          </table:table-cell>
          <table:table-cell table:style-name="ce43" office:value-type="float" office:value="1.5">
            <text:p>1.5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1]*0.05" office:value-type="float" office:value="0">
            <text:p>0.000</text:p>
          </table:table-cell>
          <table:table-cell table:style-name="ce75" table:formula="of:=+[.J21]+[.G2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708227">
            <text:p>140708227</text:p>
          </table:table-cell>
          <table:table-cell table:style-name="ce43" office:value-type="float" office:value="3.592">
            <text:p>3.592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2]*0.05" office:value-type="float" office:value="0">
            <text:p>0.000</text:p>
          </table:table-cell>
          <table:table-cell table:style-name="ce75" table:formula="of:=+[.J22]+[.G2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2]+1" office:value-type="float" office:value="13">
            <text:p>1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624234">
            <text:p>140624234</text:p>
          </table:table-cell>
          <table:table-cell table:style-name="ce43" office:value-type="float" office:value="3.492">
            <text:p>3.492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3]*0.03" office:value-type="float" office:value="0">
            <text:p>0.000</text:p>
          </table:table-cell>
          <table:table-cell table:style-name="ce75" table:formula="of:=+[.J23]+[.G2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3]+1" office:value-type="float" office:value="14">
            <text:p>1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709117">
            <text:p>140709117</text:p>
          </table:table-cell>
          <table:table-cell table:style-name="ce43" office:value-type="float" office:value="3.794">
            <text:p>3.79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4]*0.03" office:value-type="float" office:value="0">
            <text:p>0.000</text:p>
          </table:table-cell>
          <table:table-cell table:style-name="ce75" table:formula="of:=+[.J24]+[.G2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4]+1" office:value-type="float" office:value="15">
            <text:p>1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718122">
            <text:p>140718122</text:p>
          </table:table-cell>
          <table:table-cell table:style-name="ce43" office:value-type="float" office:value="4.698">
            <text:p>4.69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5]*0.03" office:value-type="float" office:value="0">
            <text:p>0.000</text:p>
          </table:table-cell>
          <table:table-cell table:style-name="ce75" table:formula="of:=+[.J25]+[.G2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5]+1" office:value-type="float" office:value="16">
            <text:p>1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622117">
            <text:p>140622117</text:p>
          </table:table-cell>
          <table:table-cell table:style-name="ce43" office:value-type="float" office:value="3.814">
            <text:p>3.81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6]*0.03" office:value-type="float" office:value="0">
            <text:p>0.000</text:p>
          </table:table-cell>
          <table:table-cell table:style-name="ce75" table:formula="of:=+[.J26]+[.G2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6]+1" office:value-type="float" office:value="17">
            <text:p>1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708329">
            <text:p>140708329</text:p>
          </table:table-cell>
          <table:table-cell table:style-name="ce43" office:value-type="float" office:value="3.592">
            <text:p>3.592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7]*0.03" office:value-type="float" office:value="0">
            <text:p>0.000</text:p>
          </table:table-cell>
          <table:table-cell table:style-name="ce75" table:formula="of:=+[.J27]+[.G2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7]+1" office:value-type="float" office:value="18">
            <text:p>1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624227">
            <text:p>140624227</text:p>
          </table:table-cell>
          <table:table-cell table:style-name="ce43" office:value-type="float" office:value="3.138">
            <text:p>3.13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8]*0.03" office:value-type="float" office:value="0">
            <text:p>0.000</text:p>
          </table:table-cell>
          <table:table-cell table:style-name="ce75" table:formula="of:=+[.J28]+[.G2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9]*0.03" office:value-type="float" office:value="0">
            <text:p>0.000</text:p>
          </table:table-cell>
          <table:table-cell table:style-name="ce75" table:formula="of:=+[.J29]+[.G29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0]*0.03" office:value-type="float" office:value="0">
            <text:p>0.000</text:p>
          </table:table-cell>
          <table:table-cell table:style-name="ce75" table:formula="of:=+[.J30]+[.G3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1]*0.03" office:value-type="float" office:value="0">
            <text:p>0.000</text:p>
          </table:table-cell>
          <table:table-cell table:style-name="ce75" table:formula="of:=+[.J31]+[.G3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2]*0.03" office:value-type="float" office:value="0">
            <text:p>0.000</text:p>
          </table:table-cell>
          <table:table-cell table:style-name="ce75" table:formula="of:=+[.J32]+[.G3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3]*0.03" office:value-type="float" office:value="0">
            <text:p>0.000</text:p>
          </table:table-cell>
          <table:table-cell table:style-name="ce75" table:formula="of:=+[.J33]+[.G3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4]*0.03" office:value-type="float" office:value="0">
            <text:p>0.000</text:p>
          </table:table-cell>
          <table:table-cell table:style-name="ce75" table:formula="of:=+[.J34]+[.G3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3"/>
          <table:table-cell table:style-name="ce70"/>
          <table:table-cell table:style-name="ce75" table:formula="of:=+[.G35]*0.03" office:value-type="float" office:value="0">
            <text:p>0.000</text:p>
          </table:table-cell>
          <table:table-cell table:style-name="ce75" table:formula="of:=+[.J35]+[.G3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4"/>
          <table:covered-table-cell table:style-name="ce48"/>
          <table:covered-table-cell table:style-name="ce55"/>
          <table:covered-table-cell table:style-name="ce64"/>
          <table:table-cell table:style-name="ce71"/>
          <table:table-cell table:style-name="ce76" table:number-columns-repeated="2"/>
          <table:table-cell table:style-name="ce78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9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8">
          <table:table-cell table:style-name="ce12" office:value-type="string" table:number-columns-spanned="2" table:number-rows-spanned="2">
            <text:p>2 – 5458</text:p>
          </table:table-cell>
          <table:covered-table-cell table:style-name="ce26"/>
          <table:table-cell table:style-name="ce37" office:value-type="string" table:number-columns-spanned="1" table:number-rows-spanned="2">
            <text:p>SHR 0.20 x 762 x 6'</text:p>
          </table:table-cell>
          <table:table-cell table:style-name="ce40" office:value-type="string">
            <text:p>SWAN</text:p>
          </table:table-cell>
          <table:table-cell table:style-name="ce45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6" office:value-type="string" table:number-columns-spanned="1" table:number-rows-spanned="2">
            <text:p>250 – 500</text:p>
          </table:table-cell>
          <table:table-cell table:style-name="ce56" office:value-type="string" table:number-columns-spanned="1" table:number-rows-spanned="2">
            <text:p>500 SHT</text:p>
          </table:table-cell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6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6"/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_2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table-cell table:number-columns-repeated="4"/>
          <table:table-cell table:style-name="ce47" office:value-type="string">
            <text:p><text:s text:c="48"/>RIDWAN KUSNADI</text:p>
          </table:table-cell>
          <table:table-cell table:style-name="Default"/>
          <table:table-cell table:style-name="ce57" office:value-type="string">
            <text:p><text:s text:c="8"/>SUSANA</text:p>
          </table:table-cell>
          <table:table-cell table:style-name="ce66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_2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60"/>
        <table:table-column table:style-name="co9" table:default-cell-style-name="ce20"/>
        <table:table-column table:style-name="co9" table:number-columns-repeated="2" table:default-cell-style-name="ce60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_2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0" office:value-type="string">
            <text:p>Doc No</text:p>
          </table:table-cell>
          <table:table-cell table:style-name="ce58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0" office:value-type="string">
            <text:p>Rev No</text:p>
          </table:table-cell>
          <table:table-cell table:style-name="ce58" office:value-type="string">
            <text:p>: 03</text:p>
          </table:table-cell>
          <table:table-cell table:style-name="ce67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50" office:value-type="string">
            <text:p>Date of Efectif</text:p>
          </table:table-cell>
          <table:table-cell table:style-name="ce58" office:value-type="string">
            <text:p>: 10 April 2014</text:p>
          </table:table-cell>
          <table:table-cell table:style-name="ce67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9"/>
          <table:table-cell table:number-columns-repeated="1012"/>
        </table:table-row>
        <table:table-row table:style-name="ro1">
          <table:table-cell table:style-name="ce4" office:value-type="string">
            <text:p>DATE : 22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1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2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78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3" office:value-type="string">
            <text:p>COATING</text:p>
          </table:table-cell>
          <table:covered-table-cell table:style-name="ce5"/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0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16222">
            <text:p>140616222</text:p>
          </table:table-cell>
          <table:table-cell table:style-name="ce22" office:value-type="float" office:value="3.904">
            <text:p>3.90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1]*0.05" office:value-type="float" office:value="0.1952">
            <text:p>0.195</text:p>
          </table:table-cell>
          <table:table-cell table:style-name="ce75" table:formula="of:=+[.J11]+[.E11]" office:value-type="float" office:value="4.0992">
            <text:p>4.099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7201">
            <text:p>140707201</text:p>
          </table:table-cell>
          <table:table-cell table:style-name="ce22" office:value-type="float" office:value="3.796">
            <text:p>3.79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1898">
            <text:p>0.190</text:p>
          </table:table-cell>
          <table:table-cell table:style-name="ce75" table:formula="of:=+[.J12]+[.E12]" office:value-type="float" office:value="3.9858">
            <text:p>3.986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16220">
            <text:p>140616220</text:p>
          </table:table-cell>
          <table:table-cell table:style-name="ce43" office:value-type="float" office:value="3.188">
            <text:p>3.18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1898">
            <text:p>0.190</text:p>
          </table:table-cell>
          <table:table-cell table:style-name="ce75" table:formula="of:=+[.J13]+[.E12]" office:value-type="float" office:value="3.9858">
            <text:p>3.986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22118">
            <text:p>140622118</text:p>
          </table:table-cell>
          <table:table-cell table:style-name="ce83" office:value-type="float" office:value="500">
            <text:p>5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4]*0.05" office:value-type="float" office:value="0">
            <text:p>0.000</text:p>
          </table:table-cell>
          <table:table-cell table:style-name="ce75" table:formula="of:=+[.J14]+[.G1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24229">
            <text:p>140624229</text:p>
          </table:table-cell>
          <table:table-cell table:style-name="ce43" office:value-type="float" office:value="4.196">
            <text:p>4.19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5]*0.05" office:value-type="float" office:value="0">
            <text:p>0.000</text:p>
          </table:table-cell>
          <table:table-cell table:style-name="ce75" table:formula="of:=+[.J15]+[.G1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18116">
            <text:p>140718116</text:p>
          </table:table-cell>
          <table:table-cell table:style-name="ce43" office:value-type="float" office:value="4.866">
            <text:p>4.86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6]*0.05" office:value-type="float" office:value="0">
            <text:p>0.000</text:p>
          </table:table-cell>
          <table:table-cell table:style-name="ce75" table:formula="of:=+[.J16]+[.G1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6]+1" office:value-type="float" office:value="7">
            <text:p>7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4303">
            <text:p>140514303</text:p>
          </table:table-cell>
          <table:table-cell table:style-name="ce22" office:value-type="float" office:value="3.36">
            <text:p>3.36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7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7]+1" office:value-type="float" office:value="8">
            <text:p>8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220">
            <text:p>140708220</text:p>
          </table:table-cell>
          <table:table-cell table:style-name="ce43" office:value-type="float" office:value="4.236">
            <text:p>4.23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8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8]+1" office:value-type="float" office:value="9">
            <text:p>9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307">
            <text:p>140708307</text:p>
          </table:table-cell>
          <table:table-cell table:style-name="ce22" office:value-type="float" office:value="4.736">
            <text:p>4.73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8]*0.05" office:value-type="float" office:value="0">
            <text:p>0.000</text:p>
          </table:table-cell>
          <table:table-cell table:style-name="ce75" table:formula="of:=+[.J19]+[.G1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9]+1" office:value-type="float" office:value="10">
            <text:p>10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308">
            <text:p>140708308</text:p>
          </table:table-cell>
          <table:table-cell table:style-name="ce22" office:value-type="float" office:value="4.798">
            <text:p>4.79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0]*0.05" office:value-type="float" office:value="0">
            <text:p>0.000</text:p>
          </table:table-cell>
          <table:table-cell table:style-name="ce75" table:formula="of:=+[.J20]+[.G2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0]+1" office:value-type="float" office:value="11">
            <text:p>1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717234">
            <text:p>140717234</text:p>
          </table:table-cell>
          <table:table-cell table:style-name="ce43" office:value-type="float" office:value="1.5">
            <text:p>1.50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1]*0.05" office:value-type="float" office:value="0">
            <text:p>0.000</text:p>
          </table:table-cell>
          <table:table-cell table:style-name="ce75" table:formula="of:=+[.J21]+[.G2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1]+1" office:value-type="float" office:value="12">
            <text:p>1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708227">
            <text:p>140708227</text:p>
          </table:table-cell>
          <table:table-cell table:style-name="ce43" office:value-type="float" office:value="3.592">
            <text:p>3.592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2]*0.05" office:value-type="float" office:value="0">
            <text:p>0.000</text:p>
          </table:table-cell>
          <table:table-cell table:style-name="ce75" table:formula="of:=+[.J22]+[.G2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2]+1" office:value-type="float" office:value="13">
            <text:p>1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624234">
            <text:p>140624234</text:p>
          </table:table-cell>
          <table:table-cell table:style-name="ce43" office:value-type="float" office:value="3.492">
            <text:p>3.492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3]*0.03" office:value-type="float" office:value="0">
            <text:p>0.000</text:p>
          </table:table-cell>
          <table:table-cell table:style-name="ce75" table:formula="of:=+[.J23]+[.G2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3]+1" office:value-type="float" office:value="14">
            <text:p>1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709117">
            <text:p>140709117</text:p>
          </table:table-cell>
          <table:table-cell table:style-name="ce43" office:value-type="float" office:value="3.794">
            <text:p>3.79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4]*0.03" office:value-type="float" office:value="0">
            <text:p>0.000</text:p>
          </table:table-cell>
          <table:table-cell table:style-name="ce75" table:formula="of:=+[.J24]+[.G2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24]+1" office:value-type="float" office:value="15">
            <text:p>1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39" office:value-type="float" office:value="140718122">
            <text:p>140718122</text:p>
          </table:table-cell>
          <table:table-cell table:style-name="ce43" office:value-type="float" office:value="4.698">
            <text:p>4.69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25]*0.03" office:value-type="float" office:value="0">
            <text:p>0.000</text:p>
          </table:table-cell>
          <table:table-cell table:style-name="ce75" table:formula="of:=+[.J25]+[.G2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6]*0.03" office:value-type="float" office:value="0">
            <text:p>0.000</text:p>
          </table:table-cell>
          <table:table-cell table:style-name="ce75" table:formula="of:=+[.J26]+[.G2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7]*0.03" office:value-type="float" office:value="0">
            <text:p>0.000</text:p>
          </table:table-cell>
          <table:table-cell table:style-name="ce75" table:formula="of:=+[.J27]+[.G2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8]*0.03" office:value-type="float" office:value="0">
            <text:p>0.000</text:p>
          </table:table-cell>
          <table:table-cell table:style-name="ce75" table:formula="of:=+[.J28]+[.G2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9]*0.03" office:value-type="float" office:value="0">
            <text:p>0.000</text:p>
          </table:table-cell>
          <table:table-cell table:style-name="ce75" table:formula="of:=+[.J29]+[.G29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0]*0.03" office:value-type="float" office:value="0">
            <text:p>0.000</text:p>
          </table:table-cell>
          <table:table-cell table:style-name="ce75" table:formula="of:=+[.J30]+[.G3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1]*0.03" office:value-type="float" office:value="0">
            <text:p>0.000</text:p>
          </table:table-cell>
          <table:table-cell table:style-name="ce75" table:formula="of:=+[.J31]+[.G3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2]*0.03" office:value-type="float" office:value="0">
            <text:p>0.000</text:p>
          </table:table-cell>
          <table:table-cell table:style-name="ce75" table:formula="of:=+[.J32]+[.G3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3]*0.03" office:value-type="float" office:value="0">
            <text:p>0.000</text:p>
          </table:table-cell>
          <table:table-cell table:style-name="ce75" table:formula="of:=+[.J33]+[.G3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4]*0.03" office:value-type="float" office:value="0">
            <text:p>0.000</text:p>
          </table:table-cell>
          <table:table-cell table:style-name="ce75" table:formula="of:=+[.J34]+[.G3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3"/>
          <table:table-cell table:style-name="ce70"/>
          <table:table-cell table:style-name="ce75" table:formula="of:=+[.G35]*0.03" office:value-type="float" office:value="0">
            <text:p>0.000</text:p>
          </table:table-cell>
          <table:table-cell table:style-name="ce75" table:formula="of:=+[.J35]+[.G3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4"/>
          <table:covered-table-cell table:style-name="ce48"/>
          <table:covered-table-cell table:style-name="ce55"/>
          <table:covered-table-cell table:style-name="ce64"/>
          <table:table-cell table:style-name="ce71"/>
          <table:table-cell table:style-name="ce76" table:number-columns-repeated="2"/>
          <table:table-cell table:style-name="ce78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9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8">
          <table:table-cell table:style-name="ce12" office:value-type="string" table:number-columns-spanned="2" table:number-rows-spanned="2">
            <text:p>2 – 5458</text:p>
          </table:table-cell>
          <table:covered-table-cell table:style-name="ce26"/>
          <table:table-cell table:style-name="ce37" office:value-type="string" table:number-columns-spanned="1" table:number-rows-spanned="2">
            <text:p>SHR 0.20 x 762 x 6'</text:p>
          </table:table-cell>
          <table:table-cell table:style-name="ce40" office:value-type="string">
            <text:p>SWAN</text:p>
          </table:table-cell>
          <table:table-cell table:style-name="ce45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6" office:value-type="string" table:number-columns-spanned="1" table:number-rows-spanned="2">
            <text:p>250 – 500</text:p>
          </table:table-cell>
          <table:table-cell table:style-name="ce56" office:value-type="string" table:number-columns-spanned="1" table:number-rows-spanned="2">
            <text:p>500 SHT</text:p>
          </table:table-cell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6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6"/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_2_2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table-cell table:number-columns-repeated="4"/>
          <table:table-cell table:style-name="ce47" office:value-type="string">
            <text:p><text:s text:c="48"/>RIDWAN KUSNADI</text:p>
          </table:table-cell>
          <table:table-cell table:style-name="Default"/>
          <table:table-cell table:style-name="ce57" office:value-type="string">
            <text:p><text:s text:c="8"/>SUSANA</text:p>
          </table:table-cell>
          <table:table-cell table:style-name="ce66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_2_2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60"/>
        <table:table-column table:style-name="co9" table:default-cell-style-name="ce20"/>
        <table:table-column table:style-name="co9" table:number-columns-repeated="2" table:default-cell-style-name="ce60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_2_2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0" office:value-type="string">
            <text:p>Doc No</text:p>
          </table:table-cell>
          <table:table-cell table:style-name="ce58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0" office:value-type="string">
            <text:p>Rev No</text:p>
          </table:table-cell>
          <table:table-cell table:style-name="ce58" office:value-type="string">
            <text:p>: 03</text:p>
          </table:table-cell>
          <table:table-cell table:style-name="ce67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50" office:value-type="string">
            <text:p>Date of Efectif</text:p>
          </table:table-cell>
          <table:table-cell table:style-name="ce58" office:value-type="string">
            <text:p>: 10 April 2014</text:p>
          </table:table-cell>
          <table:table-cell table:style-name="ce67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9"/>
          <table:table-cell table:number-columns-repeated="1012"/>
        </table:table-row>
        <table:table-row table:style-name="ro1">
          <table:table-cell table:style-name="ce4" office:value-type="string">
            <text:p>DATE : 26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1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2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78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3" office:value-type="string">
            <text:p>COATING</text:p>
          </table:table-cell>
          <table:covered-table-cell table:style-name="ce5"/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0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24227">
            <text:p>140624227</text:p>
          </table:table-cell>
          <table:table-cell table:style-name="ce22" office:value-type="float" office:value="3.138">
            <text:p>3.13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1]*0.05" office:value-type="float" office:value="0.1569">
            <text:p>0.157</text:p>
          </table:table-cell>
          <table:table-cell table:style-name="ce75" table:formula="of:=+[.J11]+[.E11]" office:value-type="float" office:value="3.2949">
            <text:p>3.295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514309">
            <text:p>140514309</text:p>
          </table:table-cell>
          <table:table-cell table:style-name="ce22" office:value-type="float" office:value="3.814">
            <text:p>3.814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1907">
            <text:p>0.191</text:p>
          </table:table-cell>
          <table:table-cell table:style-name="ce75" table:formula="of:=+[.J12]+[.E12]" office:value-type="float" office:value="4.0047">
            <text:p>4.005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7116">
            <text:p>140707116</text:p>
          </table:table-cell>
          <table:table-cell table:style-name="ce43" office:value-type="float" office:value="3.87">
            <text:p>3.87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1907">
            <text:p>0.191</text:p>
          </table:table-cell>
          <table:table-cell table:style-name="ce75" table:formula="of:=+[.J13]+[.E12]" office:value-type="float" office:value="4.0047">
            <text:p>4.005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7118">
            <text:p>140707118</text:p>
          </table:table-cell>
          <table:table-cell table:style-name="ce43" office:value-type="float" office:value="3.67">
            <text:p>3.67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4]*0.05" office:value-type="float" office:value="0">
            <text:p>0.000</text:p>
          </table:table-cell>
          <table:table-cell table:style-name="ce75" table:formula="of:=+[.J14]+[.G1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5]*0.05" office:value-type="float" office:value="0">
            <text:p>0.000</text:p>
          </table:table-cell>
          <table:table-cell table:style-name="ce75" table:formula="of:=+[.J15]+[.G1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6]*0.05" office:value-type="float" office:value="0">
            <text:p>0.000</text:p>
          </table:table-cell>
          <table:table-cell table:style-name="ce75" table:formula="of:=+[.J16]+[.G1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7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8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8]*0.05" office:value-type="float" office:value="0">
            <text:p>0.000</text:p>
          </table:table-cell>
          <table:table-cell table:style-name="ce75" table:formula="of:=+[.J19]+[.G1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0]*0.05" office:value-type="float" office:value="0">
            <text:p>0.000</text:p>
          </table:table-cell>
          <table:table-cell table:style-name="ce75" table:formula="of:=+[.J20]+[.G2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1]*0.05" office:value-type="float" office:value="0">
            <text:p>0.000</text:p>
          </table:table-cell>
          <table:table-cell table:style-name="ce75" table:formula="of:=+[.J21]+[.G2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2]*0.05" office:value-type="float" office:value="0">
            <text:p>0.000</text:p>
          </table:table-cell>
          <table:table-cell table:style-name="ce75" table:formula="of:=+[.J22]+[.G2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3]*0.03" office:value-type="float" office:value="0">
            <text:p>0.000</text:p>
          </table:table-cell>
          <table:table-cell table:style-name="ce75" table:formula="of:=+[.J23]+[.G2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4]*0.03" office:value-type="float" office:value="0">
            <text:p>0.000</text:p>
          </table:table-cell>
          <table:table-cell table:style-name="ce75" table:formula="of:=+[.J24]+[.G2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5]*0.03" office:value-type="float" office:value="0">
            <text:p>0.000</text:p>
          </table:table-cell>
          <table:table-cell table:style-name="ce75" table:formula="of:=+[.J25]+[.G2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6]*0.03" office:value-type="float" office:value="0">
            <text:p>0.000</text:p>
          </table:table-cell>
          <table:table-cell table:style-name="ce75" table:formula="of:=+[.J26]+[.G2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7]*0.03" office:value-type="float" office:value="0">
            <text:p>0.000</text:p>
          </table:table-cell>
          <table:table-cell table:style-name="ce75" table:formula="of:=+[.J27]+[.G2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8]*0.03" office:value-type="float" office:value="0">
            <text:p>0.000</text:p>
          </table:table-cell>
          <table:table-cell table:style-name="ce75" table:formula="of:=+[.J28]+[.G2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9]*0.03" office:value-type="float" office:value="0">
            <text:p>0.000</text:p>
          </table:table-cell>
          <table:table-cell table:style-name="ce75" table:formula="of:=+[.J29]+[.G29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0]*0.03" office:value-type="float" office:value="0">
            <text:p>0.000</text:p>
          </table:table-cell>
          <table:table-cell table:style-name="ce75" table:formula="of:=+[.J30]+[.G3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1]*0.03" office:value-type="float" office:value="0">
            <text:p>0.000</text:p>
          </table:table-cell>
          <table:table-cell table:style-name="ce75" table:formula="of:=+[.J31]+[.G3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2]*0.03" office:value-type="float" office:value="0">
            <text:p>0.000</text:p>
          </table:table-cell>
          <table:table-cell table:style-name="ce75" table:formula="of:=+[.J32]+[.G3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3]*0.03" office:value-type="float" office:value="0">
            <text:p>0.000</text:p>
          </table:table-cell>
          <table:table-cell table:style-name="ce75" table:formula="of:=+[.J33]+[.G3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4]*0.03" office:value-type="float" office:value="0">
            <text:p>0.000</text:p>
          </table:table-cell>
          <table:table-cell table:style-name="ce75" table:formula="of:=+[.J34]+[.G3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3"/>
          <table:table-cell table:style-name="ce70"/>
          <table:table-cell table:style-name="ce75" table:formula="of:=+[.G35]*0.03" office:value-type="float" office:value="0">
            <text:p>0.000</text:p>
          </table:table-cell>
          <table:table-cell table:style-name="ce75" table:formula="of:=+[.J35]+[.G3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4"/>
          <table:covered-table-cell table:style-name="ce48"/>
          <table:covered-table-cell table:style-name="ce55"/>
          <table:covered-table-cell table:style-name="ce64"/>
          <table:table-cell table:style-name="ce71"/>
          <table:table-cell table:style-name="ce76" table:number-columns-repeated="2"/>
          <table:table-cell table:style-name="ce78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9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8">
          <table:table-cell table:style-name="ce12" office:value-type="string" table:number-columns-spanned="2" table:number-rows-spanned="2">
            <text:p>2 – 5465</text:p>
          </table:table-cell>
          <table:covered-table-cell table:style-name="ce26"/>
          <table:table-cell table:style-name="ce37" office:value-type="string" table:number-columns-spanned="1" table:number-rows-spanned="2">
            <text:p>SHR 0.20 x 762 x 8'</text:p>
          </table:table-cell>
          <table:table-cell table:style-name="ce40" office:value-type="string">
            <text:p>GAJAH</text:p>
          </table:table-cell>
          <table:table-cell table:style-name="ce45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6" office:value-type="string" table:number-columns-spanned="1" table:number-rows-spanned="2">
            <text:p>250 – 500</text:p>
          </table:table-cell>
          <table:table-cell table:style-name="ce56" office:value-type="string" table:number-columns-spanned="1" table:number-rows-spanned="2">
            <text:p>500 SHT</text:p>
          </table:table-cell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6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6"/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_2_2_2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table-cell table:number-columns-repeated="4"/>
          <table:table-cell table:style-name="ce47" office:value-type="string">
            <text:p><text:s text:c="48"/>RIDWAN KUSNADI</text:p>
          </table:table-cell>
          <table:table-cell table:style-name="Default"/>
          <table:table-cell table:style-name="ce57" office:value-type="string">
            <text:p><text:s text:c="8"/>SUSANA</text:p>
          </table:table-cell>
          <table:table-cell table:style-name="ce66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_2_2_2_2" table:style-name="ta1" table:print="false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20"/>
        <table:table-column table:style-name="co8" table:default-cell-style-name="ce60"/>
        <table:table-column table:style-name="co9" table:default-cell-style-name="ce20"/>
        <table:table-column table:style-name="co9" table:number-columns-repeated="2" table:default-cell-style-name="ce60"/>
        <table:table-column table:style-name="co9" table:number-columns-repeated="1008" table:default-cell-style-name="ce20"/>
        <table:table-column table:style-name="co9" table:default-cell-style-name="Default"/>
        <table:table-row table:style-name="ro1">
          <table:table-cell>
            <draw:frame table:end-cell-address="CGL_020_2_2_2_2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0" office:value-type="string">
            <text:p>Doc No</text:p>
          </table:table-cell>
          <table:table-cell table:style-name="ce58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6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0" office:value-type="string">
            <text:p>Rev No</text:p>
          </table:table-cell>
          <table:table-cell table:style-name="ce58" office:value-type="string">
            <text:p>: 03</text:p>
          </table:table-cell>
          <table:table-cell table:style-name="ce67"/>
          <table:table-cell table:number-columns-repeated="1011"/>
        </table:table-row>
        <table:table-row table:style-name="ro1">
          <table:table-cell/>
          <table:table-cell table:style-name="ce17"/>
          <table:table-cell table:number-columns-repeated="3"/>
          <table:table-cell table:style-name="Default"/>
          <table:table-cell table:style-name="ce50" office:value-type="string">
            <text:p>Date of Efectif</text:p>
          </table:table-cell>
          <table:table-cell table:style-name="ce58" office:value-type="string">
            <text:p>: 10 April 2014</text:p>
          </table:table-cell>
          <table:table-cell table:style-name="ce67"/>
          <table:table-cell table:number-columns-repeated="1011"/>
        </table:table-row>
        <table:table-row table:style-name="ro2">
          <table:table-cell table:style-name="ce2" office:value-type="string" table:number-columns-spanned="8" table:number-rows-spanned="1">
            <text:p>SCHEDULE 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2" office:value-type="string" table:number-columns-spanned="8" table:number-rows-spanned="1">
            <text:p>SHEARING PRODUCTION ORDER SHEET</text:p>
          </table:table-cell>
          <table:covered-table-cell table:number-columns-repeated="5" table:style-name="ce18"/>
          <table:covered-table-cell table:style-name="ce51"/>
          <table:covered-table-cell table:style-name="ce18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3"/>
          <table:table-cell table:style-name="ce42" table:number-columns-repeated="2"/>
          <table:table-cell table:style-name="ce19"/>
          <table:table-cell table:style-name="ce59"/>
          <table:table-cell table:number-columns-repeated="1012"/>
        </table:table-row>
        <table:table-row table:style-name="ro1">
          <table:table-cell table:style-name="ce4" office:value-type="string">
            <text:p>DATE : 25 AGUSTUS 201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8" table:number-rows-spanned="1">
            <text:p>BAHAN BAKU</text:p>
          </table:table-cell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61"/>
          <table:table-cell table:number-columns-repeated="1012"/>
        </table:table-row>
        <table:table-row table:style-name="ro4">
          <table:table-cell table:style-name="ce6" office:value-type="string" table:number-columns-spanned="1" table:number-rows-spanned="2">
            <text:p>NO</text:p>
          </table:table-cell>
          <table:table-cell table:style-name="ce6" office:value-type="string" table:number-columns-spanned="1" table:number-rows-spanned="2">
            <text:p>GRADE</text:p>
          </table:table-cell>
          <table:table-cell table:style-name="ce30" office:value-type="string">
            <text:p>SIZE</text:p>
          </table:table-cell>
          <table:table-cell table:style-name="ce6" office:value-type="string" table:number-columns-spanned="1" table:number-rows-spanned="2">
            <text:p>COIL NO</text:p>
          </table:table-cell>
          <table:table-cell table:style-name="ce30" office:value-type="string">
            <text:p>WEIGHT</text:p>
          </table:table-cell>
          <table:table-cell table:style-name="ce6" office:value-type="string" table:number-columns-spanned="1" table:number-rows-spanned="2">
            <text:p>SPEC</text:p>
          </table:table-cell>
          <table:table-cell table:style-name="ce52" office:value-type="string">
            <text:p>ZINC </text:p>
          </table:table-cell>
          <table:table-cell table:style-name="ce6" office:value-type="string" table:number-columns-spanned="1" table:number-rows-spanned="2">
            <text:p>MILL</text:p>
          </table:table-cell>
          <table:table-cell table:style-name="ce68"/>
          <table:table-cell table:style-name="ce73" table:number-columns-repeated="2"/>
          <table:table-cell table:style-name="ce68" table:number-columns-repeated="1006"/>
          <table:table-cell table:style-name="ce78" table:number-columns-repeated="2"/>
          <table:table-cell/>
        </table:table-row>
        <table:table-row table:style-name="ro5">
          <table:covered-table-cell table:number-columns-repeated="2" table:style-name="ce5"/>
          <table:table-cell table:style-name="ce31" office:value-type="string">
            <text:p>(mm x mm)</text:p>
          </table:table-cell>
          <table:covered-table-cell table:style-name="ce5"/>
          <table:table-cell table:style-name="ce31" office:value-type="string">
            <text:p><text:s/>( Kg )</text:p>
          </table:table-cell>
          <table:covered-table-cell table:style-name="ce5"/>
          <table:table-cell table:style-name="ce53" office:value-type="string">
            <text:p>COATING</text:p>
          </table:table-cell>
          <table:covered-table-cell table:style-name="ce5"/>
          <table:table-cell table:style-name="ce69"/>
          <table:table-cell table:style-name="ce74" table:number-columns-repeated="2"/>
          <table:table-cell table:style-name="ce69" table:number-columns-repeated="1006"/>
          <table:table-cell table:style-name="ce70" table:number-columns-repeated="2"/>
          <table:table-cell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17234">
            <text:p>140717234</text:p>
          </table:table-cell>
          <table:table-cell table:style-name="ce22" office:value-type="float" office:value="2.856">
            <text:p>2.85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1]*0.05" office:value-type="float" office:value="0.1428">
            <text:p>0.143</text:p>
          </table:table-cell>
          <table:table-cell table:style-name="ce75" table:formula="of:=+[.J11]+[.E11]" office:value-type="float" office:value="2.9988">
            <text:p>2.999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1]+1" office:value-type="float" office:value="2">
            <text:p>2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17133">
            <text:p>140717133</text:p>
          </table:table-cell>
          <table:table-cell table:style-name="ce22" office:value-type="float" office:value="4.446">
            <text:p>4.446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2223">
            <text:p>0.222</text:p>
          </table:table-cell>
          <table:table-cell table:style-name="ce75" table:formula="of:=+[.J12]+[.E12]" office:value-type="float" office:value="4.6683">
            <text:p>4.668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2]+1" office:value-type="float" office:value="3">
            <text:p>3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8306">
            <text:p>140708306</text:p>
          </table:table-cell>
          <table:table-cell table:style-name="ce43" office:value-type="float" office:value="4.73">
            <text:p>4.73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E12]*0.05" office:value-type="float" office:value="0.2223">
            <text:p>0.222</text:p>
          </table:table-cell>
          <table:table-cell table:style-name="ce75" table:formula="of:=+[.J13]+[.E12]" office:value-type="float" office:value="4.6683">
            <text:p>4.668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3]+1" office:value-type="float" office:value="4">
            <text:p>4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09304">
            <text:p>140709304</text:p>
          </table:table-cell>
          <table:table-cell table:style-name="ce43" office:value-type="float" office:value="4.892">
            <text:p>4.892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4]*0.05" office:value-type="float" office:value="0">
            <text:p>0.000</text:p>
          </table:table-cell>
          <table:table-cell table:style-name="ce75" table:formula="of:=+[.J14]+[.G1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4]+1" office:value-type="float" office:value="5">
            <text:p>5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718123">
            <text:p>140718123</text:p>
          </table:table-cell>
          <table:table-cell table:style-name="ce43" office:value-type="float" office:value="4.09">
            <text:p>4.090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5]*0.05" office:value-type="float" office:value="0">
            <text:p>0.000</text:p>
          </table:table-cell>
          <table:table-cell table:style-name="ce75" table:formula="of:=+[.J15]+[.G1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 table:formula="of:=+[.A15]+1" office:value-type="float" office:value="6">
            <text:p>6</text:p>
          </table:table-cell>
          <table:table-cell table:style-name="ce22" office:value-type="string">
            <text:p>PRIME</text:p>
          </table:table-cell>
          <table:table-cell table:style-name="ce32" office:value-type="string">
            <text:p>0.200 x 762</text:p>
          </table:table-cell>
          <table:table-cell table:style-name="ce23" office:value-type="float" office:value="140622204">
            <text:p>140622204</text:p>
          </table:table-cell>
          <table:table-cell table:style-name="ce43" office:value-type="float" office:value="4.308">
            <text:p>4.308</text:p>
          </table:table-cell>
          <table:table-cell table:style-name="ce23" office:value-type="string">
            <text:p>SEMI</text:p>
          </table:table-cell>
          <table:table-cell table:style-name="ce54" office:value-type="string">
            <text:p>Z12</text:p>
          </table:table-cell>
          <table:table-cell table:style-name="ce33" office:value-type="string">
            <text:p>KS</text:p>
          </table:table-cell>
          <table:table-cell table:style-name="ce70"/>
          <table:table-cell table:style-name="ce75" table:formula="of:=+[.G16]*0.05" office:value-type="float" office:value="0">
            <text:p>0.000</text:p>
          </table:table-cell>
          <table:table-cell table:style-name="ce75" table:formula="of:=+[.J16]+[.G1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7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7]*0.05" office:value-type="float" office:value="0">
            <text:p>0.000</text:p>
          </table:table-cell>
          <table:table-cell table:style-name="ce75" table:formula="of:=+[.J18]+[.G1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18]*0.05" office:value-type="float" office:value="0">
            <text:p>0.000</text:p>
          </table:table-cell>
          <table:table-cell table:style-name="ce75" table:formula="of:=+[.J19]+[.G1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23"/>
          <table:table-cell table:style-name="ce2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0]*0.05" office:value-type="float" office:value="0">
            <text:p>0.000</text:p>
          </table:table-cell>
          <table:table-cell table:style-name="ce75" table:formula="of:=+[.J20]+[.G2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1]*0.05" office:value-type="float" office:value="0">
            <text:p>0.000</text:p>
          </table:table-cell>
          <table:table-cell table:style-name="ce75" table:formula="of:=+[.J21]+[.G2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2]*0.05" office:value-type="float" office:value="0">
            <text:p>0.000</text:p>
          </table:table-cell>
          <table:table-cell table:style-name="ce75" table:formula="of:=+[.J22]+[.G2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3]*0.03" office:value-type="float" office:value="0">
            <text:p>0.000</text:p>
          </table:table-cell>
          <table:table-cell table:style-name="ce75" table:formula="of:=+[.J23]+[.G2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4]*0.03" office:value-type="float" office:value="0">
            <text:p>0.000</text:p>
          </table:table-cell>
          <table:table-cell table:style-name="ce75" table:formula="of:=+[.J24]+[.G2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2"/>
          <table:table-cell table:style-name="ce32"/>
          <table:table-cell table:style-name="ce39"/>
          <table:table-cell table:style-name="ce43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5]*0.03" office:value-type="float" office:value="0">
            <text:p>0.000</text:p>
          </table:table-cell>
          <table:table-cell table:style-name="ce75" table:formula="of:=+[.J25]+[.G2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54"/>
          <table:table-cell table:style-name="ce33"/>
          <table:table-cell table:style-name="ce70"/>
          <table:table-cell table:style-name="ce75" table:formula="of:=+[.G26]*0.03" office:value-type="float" office:value="0">
            <text:p>0.000</text:p>
          </table:table-cell>
          <table:table-cell table:style-name="ce75" table:formula="of:=+[.J26]+[.G26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7]*0.03" office:value-type="float" office:value="0">
            <text:p>0.000</text:p>
          </table:table-cell>
          <table:table-cell table:style-name="ce75" table:formula="of:=+[.J27]+[.G27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8]*0.03" office:value-type="float" office:value="0">
            <text:p>0.000</text:p>
          </table:table-cell>
          <table:table-cell table:style-name="ce75" table:formula="of:=+[.J28]+[.G28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39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29]*0.03" office:value-type="float" office:value="0">
            <text:p>0.000</text:p>
          </table:table-cell>
          <table:table-cell table:style-name="ce75" table:formula="of:=+[.J29]+[.G29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0]*0.03" office:value-type="float" office:value="0">
            <text:p>0.000</text:p>
          </table:table-cell>
          <table:table-cell table:style-name="ce75" table:formula="of:=+[.J30]+[.G30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1]*0.03" office:value-type="float" office:value="0">
            <text:p>0.000</text:p>
          </table:table-cell>
          <table:table-cell table:style-name="ce75" table:formula="of:=+[.J31]+[.G31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2]*0.03" office:value-type="float" office:value="0">
            <text:p>0.000</text:p>
          </table:table-cell>
          <table:table-cell table:style-name="ce75" table:formula="of:=+[.J32]+[.G32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3]*0.03" office:value-type="float" office:value="0">
            <text:p>0.000</text:p>
          </table:table-cell>
          <table:table-cell table:style-name="ce75" table:formula="of:=+[.J33]+[.G33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2"/>
          <table:table-cell table:style-name="ce70"/>
          <table:table-cell table:style-name="ce75" table:formula="of:=+[.G34]*0.03" office:value-type="float" office:value="0">
            <text:p>0.000</text:p>
          </table:table-cell>
          <table:table-cell table:style-name="ce75" table:formula="of:=+[.J34]+[.G34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6">
          <table:table-cell table:style-name="ce8"/>
          <table:table-cell table:style-name="ce23"/>
          <table:table-cell table:style-name="ce33"/>
          <table:table-cell table:style-name="ce22"/>
          <table:table-cell table:style-name="ce32"/>
          <table:table-cell table:style-name="ce23"/>
          <table:table-cell table:style-name="ce22"/>
          <table:table-cell table:style-name="ce63"/>
          <table:table-cell table:style-name="ce70"/>
          <table:table-cell table:style-name="ce75" table:formula="of:=+[.G35]*0.03" office:value-type="float" office:value="0">
            <text:p>0.000</text:p>
          </table:table-cell>
          <table:table-cell table:style-name="ce75" table:formula="of:=+[.J35]+[.G35]" office:value-type="float" office:value="0">
            <text:p>0.000</text:p>
          </table:table-cell>
          <table:table-cell table:style-name="ce70" table:number-columns-repeated="1008"/>
          <table:table-cell/>
        </table:table-row>
        <table:table-row table:style-name="ro7">
          <table:table-cell table:style-name="ce9" office:value-type="string" table:number-columns-spanned="8" table:number-rows-spanned="1">
            <text:p>HASIL JADI</text:p>
          </table:table-cell>
          <table:covered-table-cell table:style-name="ce24"/>
          <table:covered-table-cell table:number-columns-repeated="2" table:style-name="ce34"/>
          <table:covered-table-cell table:style-name="ce44"/>
          <table:covered-table-cell table:style-name="ce48"/>
          <table:covered-table-cell table:style-name="ce55"/>
          <table:covered-table-cell table:style-name="ce64"/>
          <table:table-cell table:style-name="ce71"/>
          <table:table-cell table:style-name="ce76" table:number-columns-repeated="2"/>
          <table:table-cell table:style-name="ce78" table:number-columns-repeated="1008"/>
          <table:table-cell/>
        </table:table-row>
        <table:table-row table:style-name="ro5">
          <table:table-cell table:style-name="ce10" office:value-type="string" table:number-columns-spanned="2" table:number-rows-spanned="2">
            <text:p>NO.OP</text:p>
          </table:table-cell>
          <table:covered-table-cell table:style-name="ce25"/>
          <table:table-cell table:style-name="ce35" office:value-type="string">
            <text:p>PRODUCT</text:p>
          </table:table-cell>
          <table:table-cell table:style-name="ce35" office:value-type="string">
            <text:p>MARKING</text:p>
          </table:table-cell>
          <table:table-cell table:style-name="ce35" office:value-type="string">
            <text:p>ORDER</text:p>
          </table:table-cell>
          <table:table-cell table:style-name="ce35" office:value-type="string">
            <text:p>TOLERANCE</text:p>
          </table:table-cell>
          <table:table-cell table:style-name="ce35" office:value-type="string">
            <text:p>PRODUCTION</text:p>
          </table:table-cell>
          <table:table-cell table:style-name="ce35" office:value-type="string">
            <text:p>PACKING 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5">
          <table:covered-table-cell table:style-name="ce11"/>
          <table:covered-table-cell table:style-name="ce25"/>
          <table:table-cell table:style-name="ce36" office:value-type="string">
            <text:p>SIZE</text:p>
          </table:table-cell>
          <table:table-cell table:style-name="ce36" office:value-type="string">
            <text:p>PRODUCT</text:p>
          </table:table-cell>
          <table:table-cell table:style-name="ce36" office:value-type="string">
            <text:p>CUSTOMER</text:p>
          </table:table-cell>
          <table:table-cell table:style-name="ce49" office:value-type="string">
            <text:p>length</text:p>
          </table:table-cell>
          <table:table-cell table:style-name="ce36" office:value-type="string">
            <text:p>SHEARING QTY </text:p>
          </table:table-cell>
          <table:table-cell table:style-name="ce36" office:value-type="string">
            <text:p>COND.</text:p>
          </table:table-cell>
          <table:table-cell table:style-name="ce17"/>
          <table:table-cell table:style-name="ce50" table:number-columns-repeated="2"/>
          <table:table-cell table:style-name="ce17" table:number-columns-repeated="1008"/>
          <table:table-cell table:style-name="ce80"/>
        </table:table-row>
        <table:table-row table:style-name="ro8">
          <table:table-cell table:style-name="ce12" office:value-type="string" table:number-columns-spanned="2" table:number-rows-spanned="2">
            <text:p>2 – 5464</text:p>
          </table:table-cell>
          <table:covered-table-cell table:style-name="ce26"/>
          <table:table-cell table:style-name="ce37" office:value-type="string" table:number-columns-spanned="1" table:number-rows-spanned="2">
            <text:p>SHR 0.20 x 762 x 7'</text:p>
          </table:table-cell>
          <table:table-cell table:style-name="ce40" office:value-type="string">
            <text:p>GAJAH</text:p>
          </table:table-cell>
          <table:table-cell table:style-name="ce45" office:value-type="string">
            <text:p>GELOMBANG</text:p>
          </table:table-cell>
          <table:table-cell table:style-name="ce40" office:value-type="string">
            <text:p>Min <text:s/>: 0</text:p>
          </table:table-cell>
          <table:table-cell table:style-name="ce56" office:value-type="string" table:number-columns-spanned="1" table:number-rows-spanned="2">
            <text:p>250 – 500</text:p>
          </table:table-cell>
          <table:table-cell table:style-name="ce56" office:value-type="string" table:number-columns-spanned="1" table:number-rows-spanned="2">
            <text:p>500 SHT</text:p>
          </table:table-cell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8">
          <table:covered-table-cell table:style-name="ce13"/>
          <table:covered-table-cell table:style-name="ce26"/>
          <table:covered-table-cell table:style-name="ce38"/>
          <table:table-cell table:style-name="ce41" office:value-type="string">
            <text:p>SARANA</text:p>
          </table:table-cell>
          <table:table-cell table:style-name="ce46" office:value-type="string">
            <text:p>BESAR</text:p>
          </table:table-cell>
          <table:table-cell table:style-name="ce41" office:value-type="string">
            <text:p>Max : 2</text:p>
          </table:table-cell>
          <table:covered-table-cell table:number-columns-repeated="2" table:style-name="ce56"/>
          <table:table-cell table:style-name="ce72"/>
          <table:table-cell table:style-name="ce77" table:number-columns-repeated="2"/>
          <table:table-cell table:style-name="ce79" table:number-columns-repeated="1008"/>
          <table:table-cell table:style-name="ce81"/>
        </table:table-row>
        <table:table-row table:style-name="ro1">
          <table:table-cell table:number-columns-repeated="1020"/>
        </table:table-row>
        <table:table-row table:style-name="ro1">
          <table:table-cell table:style-name="ce14" table:number-columns-spanned="2" table:number-rows-spanned="3"/>
          <table:covered-table-cell table:style-name="ce27"/>
          <table:table-cell table:style-name="ce28" table:number-columns-repeated="2"/>
          <table:table-cell>
            <draw:rect table:end-cell-address="CGL_020_2_2_2_2_2_2_2_2.H47" table:end-x="1.1622in" table:end-y="0.1713in" draw:z-index="3" draw:style-name="gr2" draw:text-style-name="P2" svg:width="3.5374in" svg:height="0.8992in" svg:x="0.6933in" svg:y="0.161in">
              <text:p/>
            </draw:rect>
          </table:table-cell>
          <table:table-cell>
            <draw:line table:end-cell-address="CGL_020_2_2_2_2_2_2_2_2.F48" table:end-x="0.8295in" table:end-y="0.0161in" draw:z-index="2" draw:style-name="gr3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_2_2_2_2.H47" table:end-x="0.0008in" table:end-y="0.1756in" draw:z-index="1" draw:style-name="gr3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5"/>
          <table:covered-table-cell table:style-name="ce28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covered-table-cell table:number-columns-repeated="2"/>
          <table:table-cell table:style-name="ce28" table:number-columns-repeated="2"/>
          <table:table-cell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5"/>
          <table:table-cell table:style-name="ce28"/>
          <table:table-cell table:style-name="ce65"/>
          <table:table-cell table:number-columns-repeated="1012"/>
        </table:table-row>
        <table:table-row table:style-name="ro1">
          <table:table-cell table:number-columns-repeated="4"/>
          <table:table-cell table:style-name="ce47" office:value-type="string">
            <text:p><text:s text:c="48"/>RIDWAN KUSNADI</text:p>
          </table:table-cell>
          <table:table-cell table:style-name="Default"/>
          <table:table-cell table:style-name="ce57" office:value-type="string">
            <text:p><text:s text:c="8"/>SUSANA</text:p>
          </table:table-cell>
          <table:table-cell table:style-name="ce66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3" table:style-name="ta1" table:print="false">
        <table:table-column table:style-name="co9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>
            <text:p>DATE : 24 AGUSTUS 2014</text:p>
          </table:table-cell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84"/>
          <table:table-cell table:style-name="ce85"/>
        </table:table-row>
        <table:table-row table:style-name="ro1">
          <table:table-cell table:number-columns-repeated="3"/>
          <table:table-cell table:style-name="ce84"/>
          <table:table-cell table:style-name="ce86"/>
        </table:table-row>
        <table:table-row table:style-name="ro1" table:number-rows-repeated="2">
          <table:table-cell table:number-columns-repeated="3"/>
          <table:table-cell table:style-name="ce84"/>
          <table:table-cell/>
        </table:table-row>
        <table:table-row table:style-name="ro1" table:number-rows-repeated="15">
          <table:table-cell table:number-columns-repeated="5"/>
        </table:table-row>
        <table:table-row table:style-name="ro1">
          <table:table-cell office:value-type="string">
            <text:p>2 – 5462</text:p>
          </table:table-cell>
          <table:table-cell/>
          <table:table-cell office:value-type="string">
            <text:p>SHR 0.20 x 762 x 7'</text:p>
          </table:table-cell>
          <table:table-cell office:value-type="string">
            <text:p>GAJAH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5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7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scale-to="96%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8/27/2014</text:date>, <text:time>11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4-10T08:49:25.10</meta:creation-date>
    <dc:date>2014-08-27T11:23:21.76</dc:date>
    <meta:editing-duration>PT27H54M32S</meta:editing-duration>
    <meta:editing-cycles>116</meta:editing-cycles>
    <meta:generator>OpenOffice.org/3.0$Win32 OpenOffice.org_project/300m9$Build-9358</meta:generator>
    <meta:print-date>2014-08-27T11:21:07.45</meta:print-date>
    <meta:document-statistic meta:table-count="10" meta:cell-count="1724" meta:object-count="36"/>
    <meta:user-defined meta:name="Info 1"/>
    <meta:user-defined meta:name="Info 2"/>
    <meta:user-defined meta:name="Info 3"/>
    <meta:user-defined meta:name="Info 4"/>
  </office:meta>
</office:document-meta>
</file>